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99in"/>
    </style:style>
    <style:style style:name="co2" style:family="table-column">
      <style:table-column-properties fo:break-before="auto" style:column-width="1.9075in"/>
    </style:style>
    <style:style style:name="co3" style:family="table-column">
      <style:table-column-properties fo:break-before="auto" style:column-width="0.5138in"/>
    </style:style>
    <style:style style:name="co4" style:family="table-column">
      <style:table-column-properties fo:break-before="auto" style:column-width="2.0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65"/>
    <style:style style:name="ce3" style:family="table-cell" style:parent-style-name="Default" style:data-style-name="N6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Team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hael MJ Niggemy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afton (WV)</text:p>
          </table:table-cell>
          <table:table-cell office:value-type="time" office:time-value="PT00H16M12.6S" calcext:value-type="time">
            <text:p>16:12.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jun Bh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ckson-Reed</text:p>
          </table:table-cell>
          <table:table-cell office:value-type="time" office:time-value="PT00H16M13.1S" calcext:value-type="time">
            <text:p>16:13.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wyer Dunc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venant Day</text:p>
          </table:table-cell>
          <table:table-cell office:value-type="time" office:time-value="PT00H16M36S" calcext:value-type="time">
            <text:p>16:36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even Nie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lonial Forge</text:p>
          </table:table-cell>
          <table:table-cell office:value-type="time" office:time-value="PT00H16M41.7S" calcext:value-type="time">
            <text:p>16:41.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ristian Villasen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.H. Conley</text:p>
          </table:table-cell>
          <table:table-cell office:value-type="time" office:time-value="PT00H16M50S" calcext:value-type="time">
            <text:p>16:50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aine Hamlet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 Point Chris</text:p>
          </table:table-cell>
          <table:table-cell office:value-type="time" office:time-value="PT00H16M50.5S" calcext:value-type="time">
            <text:p>16:50.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tthew K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orge C Marshall</text:p>
          </table:table-cell>
          <table:table-cell office:value-type="time" office:time-value="PT00H16M51.7S" calcext:value-type="time">
            <text:p>16:51.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iyad Belayach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stfield</text:p>
          </table:table-cell>
          <table:table-cell office:value-type="time" office:time-value="PT00H16M52.4S" calcext:value-type="time">
            <text:p>16:52.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lijah Huck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ritage Leadership</text:p>
          </table:table-cell>
          <table:table-cell office:value-type="time" office:time-value="PT00H16M54.5S" calcext:value-type="time">
            <text:p>16:54.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vyukt Aji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sburg</text:p>
          </table:table-cell>
          <table:table-cell office:value-type="time" office:time-value="PT00H16M54.6S" calcext:value-type="time">
            <text:p>16:54.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den Cl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sburg</text:p>
          </table:table-cell>
          <table:table-cell office:value-type="time" office:time-value="PT00H16M55.4S" calcext:value-type="time">
            <text:p>16:55.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rody Lawson </text:p>
          </table:table-cell>
          <table:table-cell/>
          <table:table-cell office:value-type="string" calcext:value-type="string">
            <text:p>Albemarle</text:p>
          </table:table-cell>
          <table:table-cell office:value-type="time" office:time-value="PT00H16M55.6S" calcext:value-type="time">
            <text:p>16:55.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drew Robin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lsingham Academy</text:p>
          </table:table-cell>
          <table:table-cell office:value-type="time" office:time-value="PT00H16M58.7S" calcext:value-type="time">
            <text:p>16:58.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yan Matthew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dar Ridge</text:p>
          </table:table-cell>
          <table:table-cell office:value-type="time" office:time-value="PT00H17M00.9S" calcext:value-type="time">
            <text:p>17:00.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ucas Hollan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sburg</text:p>
          </table:table-cell>
          <table:table-cell office:value-type="time" office:time-value="PT00H17M03.5S" calcext:value-type="time">
            <text:p>17:03.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dward Haponi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vidson Day</text:p>
          </table:table-cell>
          <table:table-cell office:value-type="time" office:time-value="PT00H17M04.1S" calcext:value-type="time">
            <text:p>17:04.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niel Bande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sburg</text:p>
          </table:table-cell>
          <table:table-cell office:value-type="time" office:time-value="PT00H17M07.3S" calcext:value-type="time">
            <text:p>17:07.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x Ma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ins</text:p>
          </table:table-cell>
          <table:table-cell office:value-type="time" office:time-value="PT00H17M08.3S" calcext:value-type="time">
            <text:p>17:08.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ristan Wel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akton</text:p>
          </table:table-cell>
          <table:table-cell office:value-type="time" office:time-value="PT00H17M09.7S" calcext:value-type="time">
            <text:p>17:09.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dson Agget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venant Day</text:p>
          </table:table-cell>
          <table:table-cell office:value-type="time" office:time-value="PT00H17M09.8S" calcext:value-type="time">
            <text:p>17:09.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xwell Mar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adership Academy</text:p>
          </table:table-cell>
          <table:table-cell office:value-type="time" office:time-value="PT00H17M10.2S" calcext:value-type="time">
            <text:p>17:10.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les Herrman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astal Christian</text:p>
          </table:table-cell>
          <table:table-cell office:value-type="time" office:time-value="PT00H17M11.2S" calcext:value-type="time">
            <text:p>17:11.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enry Alexa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dar Ridge</text:p>
          </table:table-cell>
          <table:table-cell office:value-type="time" office:time-value="PT00H17M11.6S" calcext:value-type="time">
            <text:p>17:11.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ee Mono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kins</text:p>
          </table:table-cell>
          <table:table-cell office:value-type="time" office:time-value="PT00H17M12.7S" calcext:value-type="time">
            <text:p>17:12.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lson Ann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fton (WV)</text:p>
          </table:table-cell>
          <table:table-cell office:value-type="time" office:time-value="PT00H17M13.5S" calcext:value-type="time">
            <text:p>17:13.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ase Mai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fton (WV)</text:p>
          </table:table-cell>
          <table:table-cell office:value-type="time" office:time-value="PT00H17M14.4S" calcext:value-type="time">
            <text:p>17:14.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cott Leonar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efferson (WV)</text:p>
          </table:table-cell>
          <table:table-cell office:value-type="time" office:time-value="PT00H17M15S" calcext:value-type="time">
            <text:p>17:15.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hawn Swart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efferson (WV)</text:p>
          </table:table-cell>
          <table:table-cell office:value-type="time" office:time-value="PT00H17M15.7S" calcext:value-type="time">
            <text:p>17:15.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athan Walter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dar Ridge</text:p>
          </table:table-cell>
          <table:table-cell office:value-type="time" office:time-value="PT00H17M15.9S" calcext:value-type="time">
            <text:p>17:15.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abe Lebah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stfield</text:p>
          </table:table-cell>
          <table:table-cell office:value-type="time" office:time-value="PT00H17M16.9S" calcext:value-type="time">
            <text:p>17:16.9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ohn Ngunjiri J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dar Ridge</text:p>
          </table:table-cell>
          <table:table-cell office:value-type="time" office:time-value="PT00H17M17.5S" calcext:value-type="time">
            <text:p>17:17.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arrison Wille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akton</text:p>
          </table:table-cell>
          <table:table-cell office:value-type="time" office:time-value="PT00H17M21.4S" calcext:value-type="time">
            <text:p>17:21.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than Axl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venscroft</text:p>
          </table:table-cell>
          <table:table-cell office:value-type="time" office:time-value="PT00H17M23.3S" calcext:value-type="time">
            <text:p>17:23.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pencer Runde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.H. Conley</text:p>
          </table:table-cell>
          <table:table-cell office:value-type="time" office:time-value="PT00H17M25.5S" calcext:value-type="time">
            <text:p>17:25.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than Wel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venant Day</text:p>
          </table:table-cell>
          <table:table-cell office:value-type="time" office:time-value="PT00H17M25.9S" calcext:value-type="time">
            <text:p>17:25.9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lin R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akton</text:p>
          </table:table-cell>
          <table:table-cell office:value-type="time" office:time-value="PT00H17M27.2S" calcext:value-type="time">
            <text:p>17:27.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ack Bola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venant Day</text:p>
          </table:table-cell>
          <table:table-cell office:value-type="time" office:time-value="PT00H17M28.4S" calcext:value-type="time">
            <text:p>17:28.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eece Mcf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sburg</text:p>
          </table:table-cell>
          <table:table-cell office:value-type="time" office:time-value="PT00H17M29S" calcext:value-type="time">
            <text:p>17:29.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rent Nicho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sburg</text:p>
          </table:table-cell>
          <table:table-cell office:value-type="time" office:time-value="PT00H17M29.9S" calcext:value-type="time">
            <text:p>17:29.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rayden Yo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ins</text:p>
          </table:table-cell>
          <table:table-cell office:value-type="time" office:time-value="PT00H17M30.1S" calcext:value-type="time">
            <text:p>17:30.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Josh Zh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mes Madison</text:p>
          </table:table-cell>
          <table:table-cell office:value-type="time" office:time-value="PT00H17M30.2S" calcext:value-type="time">
            <text:p>17:30.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saac You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thbertson</text:p>
          </table:table-cell>
          <table:table-cell office:value-type="time" office:time-value="PT00H17M31.2S" calcext:value-type="time">
            <text:p>17:31.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awson Wisel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th Myrtle Beach</text:p>
          </table:table-cell>
          <table:table-cell office:value-type="time" office:time-value="PT00H17M32S" calcext:value-type="time">
            <text:p>17:32.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Jack Mac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bemarle</text:p>
          </table:table-cell>
          <table:table-cell office:value-type="time" office:time-value="PT00H17M32.7S" calcext:value-type="time">
            <text:p>17:32.7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than Dre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akton</text:p>
          </table:table-cell>
          <table:table-cell office:value-type="time" office:time-value="PT00H17M33.8S" calcext:value-type="time">
            <text:p>17:33.8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acob Thomp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. John Paul th</text:p>
          </table:table-cell>
          <table:table-cell office:value-type="time" office:time-value="PT00H17M35S" calcext:value-type="time">
            <text:p>17:35.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liver Scot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orge C Marshall</text:p>
          </table:table-cell>
          <table:table-cell office:value-type="time" office:time-value="PT00H17M35.2S" calcext:value-type="time">
            <text:p>17:35.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Jonah Berke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. John Paul th</text:p>
          </table:table-cell>
          <table:table-cell office:value-type="time" office:time-value="PT00H17M35.6S" calcext:value-type="time">
            <text:p>17:35.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ouis Semtn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sburg</text:p>
          </table:table-cell>
          <table:table-cell office:value-type="time" office:time-value="PT00H17M35.6S" calcext:value-type="time">
            <text:p>17:35.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icholas Whittingt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kins</text:p>
          </table:table-cell>
          <table:table-cell office:value-type="time" office:time-value="PT00H17M35.7S" calcext:value-type="time">
            <text:p>17:35.7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lex Bohl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ver</text:p>
          </table:table-cell>
          <table:table-cell office:value-type="time" office:time-value="PT00H17M36.2S" calcext:value-type="time">
            <text:p>17:36.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hys Scot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stfield</text:p>
          </table:table-cell>
          <table:table-cell office:value-type="time" office:time-value="PT00H17M36.5S" calcext:value-type="time">
            <text:p>17:36.5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arrison Bert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ckson-Reed</text:p>
          </table:table-cell>
          <table:table-cell office:value-type="time" office:time-value="PT00H17M37.3S" calcext:value-type="time">
            <text:p>17:37.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meron Bit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velock</text:p>
          </table:table-cell>
          <table:table-cell office:value-type="time" office:time-value="PT00H17M39.9S" calcext:value-type="time">
            <text:p>17:39.9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saac Jenk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fton (VA)</text:p>
          </table:table-cell>
          <table:table-cell office:value-type="time" office:time-value="PT00H17M40.2S" calcext:value-type="time">
            <text:p>17:40.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ack Mil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orge C Marshall</text:p>
          </table:table-cell>
          <table:table-cell office:value-type="time" office:time-value="PT00H17M41.1S" calcext:value-type="time">
            <text:p>17:41.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icah Shor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astal Christian</text:p>
          </table:table-cell>
          <table:table-cell office:value-type="time" office:time-value="PT00H17M42S" calcext:value-type="time">
            <text:p>17:42.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rett Phillip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bemarle</text:p>
          </table:table-cell>
          <table:table-cell office:value-type="time" office:time-value="PT00H17M43.6S" calcext:value-type="time">
            <text:p>17:43.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eckett Lun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rsyth Home Edu</text:p>
          </table:table-cell>
          <table:table-cell office:value-type="time" office:time-value="PT00H17M43.7S" calcext:value-type="time">
            <text:p>17:43.7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ack Tetreaul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lonial Forge</text:p>
          </table:table-cell>
          <table:table-cell office:value-type="time" office:time-value="PT00H17M51.3S" calcext:value-type="time">
            <text:p>17:51.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ostandinos Mellon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adership Academy</text:p>
          </table:table-cell>
          <table:table-cell office:value-type="time" office:time-value="PT00H17M51.4S" calcext:value-type="time">
            <text:p>17:51.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liver Hu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stfield</text:p>
          </table:table-cell>
          <table:table-cell office:value-type="time" office:time-value="PT00H17M52.4S" calcext:value-type="time">
            <text:p>17:52.4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uke Zalewsk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lls E Godwin</text:p>
          </table:table-cell>
          <table:table-cell office:value-type="time" office:time-value="PT00H17M54S" calcext:value-type="time">
            <text:p>17:54.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ole Fric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fton (VA)</text:p>
          </table:table-cell>
          <table:table-cell office:value-type="time" office:time-value="PT00H17M55.9S" calcext:value-type="time">
            <text:p>17:55.9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oseph Fraticell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. Thomas More</text:p>
          </table:table-cell>
          <table:table-cell office:value-type="time" office:time-value="PT00H17M56S" calcext:value-type="time">
            <text:p>17:56.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ohn Spe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orsyth Home Edu</text:p>
          </table:table-cell>
          <table:table-cell office:value-type="time" office:time-value="PT00H17M57.2S" calcext:value-type="time">
            <text:p>17:57.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yler Warr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sburg</text:p>
          </table:table-cell>
          <table:table-cell office:value-type="time" office:time-value="PT00H17M58.9S" calcext:value-type="time">
            <text:p>17:58.9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avid Gast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bb of Knoxville</text:p>
          </table:table-cell>
          <table:table-cell office:value-type="time" office:time-value="PT00H17M59.2S" calcext:value-type="time">
            <text:p>17:59.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ames Fis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orge C Marshall</text:p>
          </table:table-cell>
          <table:table-cell office:value-type="time" office:time-value="PT00H17M59.4S" calcext:value-type="time">
            <text:p>17:59.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ante Hudna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ver</text:p>
          </table:table-cell>
          <table:table-cell office:value-type="time" office:time-value="PT00H17M59.6S" calcext:value-type="time">
            <text:p>17:59.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raham Mey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venant Day</text:p>
          </table:table-cell>
          <table:table-cell office:value-type="time" office:time-value="PT00H18M00.5S" calcext:value-type="time">
            <text:p>18:00.5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rishna Villeg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akton</text:p>
          </table:table-cell>
          <table:table-cell office:value-type="time" office:time-value="PT00H18M00.6S" calcext:value-type="time">
            <text:p>18:00.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enson McAllis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akton</text:p>
          </table:table-cell>
          <table:table-cell office:value-type="time" office:time-value="PT00H18M01S" calcext:value-type="time">
            <text:p>18:01.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riar Lar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fton (WV)</text:p>
          </table:table-cell>
          <table:table-cell office:value-type="time" office:time-value="PT00H18M02.5S" calcext:value-type="time">
            <text:p>18:02.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lex Buhl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lls E Godwin</text:p>
          </table:table-cell>
          <table:table-cell office:value-type="time" office:time-value="PT00H18M02.8S" calcext:value-type="time">
            <text:p>18:02.8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Zebulon Math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kefield</text:p>
          </table:table-cell>
          <table:table-cell office:value-type="time" office:time-value="PT00H18M03.7S" calcext:value-type="time">
            <text:p>18:03.7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lan Pellissi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bemarle</text:p>
          </table:table-cell>
          <table:table-cell office:value-type="time" office:time-value="PT00H18M05.8S" calcext:value-type="time">
            <text:p>18:05.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li Dunc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bemarle</text:p>
          </table:table-cell>
          <table:table-cell office:value-type="time" office:time-value="PT00H18M06.2S" calcext:value-type="time">
            <text:p>18:06.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hase Hensl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over</text:p>
          </table:table-cell>
          <table:table-cell office:value-type="time" office:time-value="PT00H18M08.4S" calcext:value-type="time">
            <text:p>18:08.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ichael Mallozz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hbertson</text:p>
          </table:table-cell>
          <table:table-cell office:value-type="time" office:time-value="PT00H18M09.4S" calcext:value-type="time">
            <text:p>18:09.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very Jup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bemarle</text:p>
          </table:table-cell>
          <table:table-cell office:value-type="time" office:time-value="PT00H18M09.8S" calcext:value-type="time">
            <text:p>18:09.8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mza Elghou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akton</text:p>
          </table:table-cell>
          <table:table-cell office:value-type="time" office:time-value="PT00H18M10S" calcext:value-type="time">
            <text:p>18:10.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ate Carbaug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stfield</text:p>
          </table:table-cell>
          <table:table-cell office:value-type="time" office:time-value="PT00H18M10S" calcext:value-type="time">
            <text:p>18:10.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onathan P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orge C Marshall</text:p>
          </table:table-cell>
          <table:table-cell office:value-type="time" office:time-value="PT00H18M10.9S" calcext:value-type="time">
            <text:p>18:10.9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ahmut Inanogl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mes Madison</text:p>
          </table:table-cell>
          <table:table-cell office:value-type="time" office:time-value="PT00H18M12.1S" calcext:value-type="time">
            <text:p>18:12.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bay Diss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town</text:p>
          </table:table-cell>
          <table:table-cell office:value-type="time" office:time-value="PT00H18M12.5S" calcext:value-type="time">
            <text:p>18:12.5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ucas Barill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stfield</text:p>
          </table:table-cell>
          <table:table-cell office:value-type="time" office:time-value="PT00H18M12.9S" calcext:value-type="time">
            <text:p>18:12.9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ames Walt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bemarle</text:p>
          </table:table-cell>
          <table:table-cell office:value-type="time" office:time-value="PT00H18M13.3S" calcext:value-type="time">
            <text:p>18:13.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Oran Bar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fton (VA)</text:p>
          </table:table-cell>
          <table:table-cell office:value-type="time" office:time-value="PT00H18M15S" calcext:value-type="time">
            <text:p>18:15.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uncan Mcrori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uthbertson</text:p>
          </table:table-cell>
          <table:table-cell office:value-type="time" office:time-value="PT00H18M15.3S" calcext:value-type="time">
            <text:p>18:15.3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oey John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venant Day</text:p>
          </table:table-cell>
          <table:table-cell office:value-type="time" office:time-value="PT00H18M15.4S" calcext:value-type="time">
            <text:p>18:15.4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leb Woo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lls E Godwin</text:p>
          </table:table-cell>
          <table:table-cell office:value-type="time" office:time-value="PT00H18M15.7S" calcext:value-type="time">
            <text:p>18:15.7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enth Hay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ritage Leadership</text:p>
          </table:table-cell>
          <table:table-cell office:value-type="time" office:time-value="PT00H18M15.7S" calcext:value-type="time">
            <text:p>18:15.7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uke Lauret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mes Madison</text:p>
          </table:table-cell>
          <table:table-cell office:value-type="time" office:time-value="PT00H18M17S" calcext:value-type="time">
            <text:p>18:17.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oah Reed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akton</text:p>
          </table:table-cell>
          <table:table-cell office:value-type="time" office:time-value="PT00H18M17.6S" calcext:value-type="time">
            <text:p>18:17.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athan Sun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kefield</text:p>
          </table:table-cell>
          <table:table-cell office:value-type="time" office:time-value="PT00H18M18.3S" calcext:value-type="time">
            <text:p>18:18.3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aron Britt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nklin Academy</text:p>
          </table:table-cell>
          <table:table-cell office:value-type="time" office:time-value="PT00H18M18.7S" calcext:value-type="time">
            <text:p>18:18.7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iden Carri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sburg</text:p>
          </table:table-cell>
          <table:table-cell office:value-type="time" office:time-value="PT00H18M18.7S" calcext:value-type="time">
            <text:p>18:18.7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iden Ni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lonial Forge</text:p>
          </table:table-cell>
          <table:table-cell office:value-type="time" office:time-value="PT00H18M20.2S" calcext:value-type="time">
            <text:p>18:20.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tthew Winstea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uth Central</text:p>
          </table:table-cell>
          <table:table-cell office:value-type="time" office:time-value="PT00H18M20.7S" calcext:value-type="time">
            <text:p>18:20.7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saac You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fton (WV)</text:p>
          </table:table-cell>
          <table:table-cell office:value-type="time" office:time-value="PT00H18M21.9S" calcext:value-type="time">
            <text:p>18:21.9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avid Knigh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entsville</text:p>
          </table:table-cell>
          <table:table-cell office:value-type="time" office:time-value="PT00H18M22.4S" calcext:value-type="time">
            <text:p>18:22.4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idan Barkaw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ver</text:p>
          </table:table-cell>
          <table:table-cell office:value-type="time" office:time-value="PT00H18M23.8S" calcext:value-type="time">
            <text:p>18:23.8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amuel D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mes Madison</text:p>
          </table:table-cell>
          <table:table-cell office:value-type="time" office:time-value="PT00H18M23.9S" calcext:value-type="time">
            <text:p>18:23.9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Jackson Woo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uth Central</text:p>
          </table:table-cell>
          <table:table-cell office:value-type="time" office:time-value="PT00H18M24.1S" calcext:value-type="time">
            <text:p>18:24.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ene O'Hallar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lsingham Academy</text:p>
          </table:table-cell>
          <table:table-cell office:value-type="time" office:time-value="PT00H18M25.6S" calcext:value-type="time">
            <text:p>18:25.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illiam Klose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bemarle</text:p>
          </table:table-cell>
          <table:table-cell office:value-type="time" office:time-value="PT00H18M26.7S" calcext:value-type="time">
            <text:p>18:26.7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ackson Bar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kins</text:p>
          </table:table-cell>
          <table:table-cell office:value-type="time" office:time-value="PT00H18M27.4S" calcext:value-type="time">
            <text:p>18:27.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ason Bark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nklin Academy</text:p>
          </table:table-cell>
          <table:table-cell office:value-type="time" office:time-value="PT00H18M28.8S" calcext:value-type="time">
            <text:p>18:28.8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aniel Malakof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akton</text:p>
          </table:table-cell>
          <table:table-cell office:value-type="time" office:time-value="PT00H18M29.7S" calcext:value-type="time">
            <text:p>18:29.7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iam Jack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venscroft</text:p>
          </table:table-cell>
          <table:table-cell office:value-type="time" office:time-value="PT00H18M31.1S" calcext:value-type="time">
            <text:p>18:31.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iam Robin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lls E Godwin</text:p>
          </table:table-cell>
          <table:table-cell office:value-type="time" office:time-value="PT00H18M32.2S" calcext:value-type="time">
            <text:p>18:32.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ichael Kah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lonial Forge</text:p>
          </table:table-cell>
          <table:table-cell office:value-type="time" office:time-value="PT00H18M33.4S" calcext:value-type="time">
            <text:p>18:33.4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le William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astal Christian</text:p>
          </table:table-cell>
          <table:table-cell office:value-type="time" office:time-value="PT00H18M34S" calcext:value-type="time">
            <text:p>18:34.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amon Martine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C International</text:p>
          </table:table-cell>
          <table:table-cell office:value-type="time" office:time-value="PT00H18M34S" calcext:value-type="time">
            <text:p>18:34.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Nick Ry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hbertson</text:p>
          </table:table-cell>
          <table:table-cell office:value-type="time" office:time-value="PT00H18M34.7S" calcext:value-type="time">
            <text:p>18:34.7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James Van Hor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mes Madison</text:p>
          </table:table-cell>
          <table:table-cell office:value-type="time" office:time-value="PT00H18M35.4S" calcext:value-type="time">
            <text:p>18:35.4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Nick Primi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lsingham Academy</text:p>
          </table:table-cell>
          <table:table-cell office:value-type="time" office:time-value="PT00H18M36.1S" calcext:value-type="time">
            <text:p>18:36.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shton Onthan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uthbertson</text:p>
          </table:table-cell>
          <table:table-cell office:value-type="time" office:time-value="PT00H18M36.7S" calcext:value-type="time">
            <text:p>18:36.7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ndrew Jolle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mes Madison</text:p>
          </table:table-cell>
          <table:table-cell office:value-type="time" office:time-value="PT00H18M36.9S" calcext:value-type="time">
            <text:p>18:36.9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sa Mood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bemarle</text:p>
          </table:table-cell>
          <table:table-cell office:value-type="time" office:time-value="PT00H18M37.4S" calcext:value-type="time">
            <text:p>18:37.4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William Kolodziej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ver</text:p>
          </table:table-cell>
          <table:table-cell office:value-type="time" office:time-value="PT00H18M37.7S" calcext:value-type="time">
            <text:p>18:37.7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ooper Jame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venant Day</text:p>
          </table:table-cell>
          <table:table-cell office:value-type="time" office:time-value="PT00H18M38.8S" calcext:value-type="time">
            <text:p>18:38.8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evi You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efferson (WV)</text:p>
          </table:table-cell>
          <table:table-cell office:value-type="time" office:time-value="PT00H18M38.9S" calcext:value-type="time">
            <text:p>18:38.9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hristopher Coo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. John Paul th</text:p>
          </table:table-cell>
          <table:table-cell office:value-type="time" office:time-value="PT00H18M39.9S" calcext:value-type="time">
            <text:p>18:39.9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avier Rain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lonial Forge</text:p>
          </table:table-cell>
          <table:table-cell office:value-type="time" office:time-value="PT00H18M39.9S" calcext:value-type="time">
            <text:p>18:39.9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lvaro Orlove Rodrigue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ckson-Reed</text:p>
          </table:table-cell>
          <table:table-cell office:value-type="time" office:time-value="PT00H18M40S" calcext:value-type="time">
            <text:p>18:40.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rik Hawl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stfield</text:p>
          </table:table-cell>
          <table:table-cell office:value-type="time" office:time-value="PT00H18M40.6S" calcext:value-type="time">
            <text:p>18:40.6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lex Brierl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ddle Creek</text:p>
          </table:table-cell>
          <table:table-cell office:value-type="time" office:time-value="PT00H18M40.6S" calcext:value-type="time">
            <text:p>18:40.6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arrett DeBo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bemarle</text:p>
          </table:table-cell>
          <table:table-cell office:value-type="time" office:time-value="PT00H18M40.7S" calcext:value-type="time">
            <text:p>18:40.7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meron Gr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fton (WV)</text:p>
          </table:table-cell>
          <table:table-cell office:value-type="time" office:time-value="PT00H18M41S" calcext:value-type="time">
            <text:p>18:41.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randon Elli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sis DC</text:p>
          </table:table-cell>
          <table:table-cell office:value-type="time" office:time-value="PT00H18M41.3S" calcext:value-type="time">
            <text:p>18:41.3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aen Jon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orge C Marshall</text:p>
          </table:table-cell>
          <table:table-cell office:value-type="time" office:time-value="PT00H18M41.5S" calcext:value-type="time">
            <text:p>18:41.5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kyler Gr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kefield</text:p>
          </table:table-cell>
          <table:table-cell office:value-type="time" office:time-value="PT00H18M41.6S" calcext:value-type="time">
            <text:p>18:41.6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Jarett Price </text:p>
          </table:table-cell>
          <table:table-cell/>
          <table:table-cell office:value-type="string" calcext:value-type="string">
            <text:p>Cape Fear Academy</text:p>
          </table:table-cell>
          <table:table-cell office:value-type="time" office:time-value="PT00H18M42.2S" calcext:value-type="time">
            <text:p>18:42.2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onrad 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ckson-Reed</text:p>
          </table:table-cell>
          <table:table-cell office:value-type="time" office:time-value="PT00H18M42.4S" calcext:value-type="time">
            <text:p>18:42.4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aul Fl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Thomas More</text:p>
          </table:table-cell>
          <table:table-cell office:value-type="time" office:time-value="PT00H18M43.2S" calcext:value-type="time">
            <text:p>18:43.2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tthew Fook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mes Madison</text:p>
          </table:table-cell>
          <table:table-cell office:value-type="time" office:time-value="PT00H18M43.8S" calcext:value-type="time">
            <text:p>18:43.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atthew Boy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venscroft</text:p>
          </table:table-cell>
          <table:table-cell office:value-type="time" office:time-value="PT00H18M44.4S" calcext:value-type="time">
            <text:p>18:44.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ntiago Gonzalez-Winth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sis DC</text:p>
          </table:table-cell>
          <table:table-cell office:value-type="time" office:time-value="PT00H18M45.5S" calcext:value-type="time">
            <text:p>18:45.5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ryson Calki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unity School</text:p>
          </table:table-cell>
          <table:table-cell office:value-type="time" office:time-value="PT00H18M45.9S" calcext:value-type="time">
            <text:p>18:45.9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oah Rober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mes Madison</text:p>
          </table:table-cell>
          <table:table-cell office:value-type="time" office:time-value="PT00H18M46.1S" calcext:value-type="time">
            <text:p>18:46.1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Wyatt Harsha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bemarle</text:p>
          </table:table-cell>
          <table:table-cell office:value-type="time" office:time-value="PT00H18M46.2S" calcext:value-type="time">
            <text:p>18:46.2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Owen Holt </text:p>
          </table:table-cell>
          <table:table-cell/>
          <table:table-cell office:value-type="string" calcext:value-type="string">
            <text:p>Cape Fear Academy</text:p>
          </table:table-cell>
          <table:table-cell office:value-type="time" office:time-value="PT00H18M46.7S" calcext:value-type="time">
            <text:p>18:46.7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tthew Yarboroug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ritage Leadership</text:p>
          </table:table-cell>
          <table:table-cell office:value-type="time" office:time-value="PT00H18M47.1S" calcext:value-type="time">
            <text:p>18:47.1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Kieran Laughn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efferson (WV)</text:p>
          </table:table-cell>
          <table:table-cell office:value-type="time" office:time-value="PT00H18M48S" calcext:value-type="time">
            <text:p>18:48.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atthew Dot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vidson Day</text:p>
          </table:table-cell>
          <table:table-cell office:value-type="time" office:time-value="PT00H18M49.3S" calcext:value-type="time">
            <text:p>18:49.3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Jacob Ziemsk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ke Christian A</text:p>
          </table:table-cell>
          <table:table-cell office:value-type="time" office:time-value="PT00H18M49.6S" calcext:value-type="time">
            <text:p>18:49.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Justin Sha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ckson-Reed</text:p>
          </table:table-cell>
          <table:table-cell office:value-type="time" office:time-value="PT00H18M50.6S" calcext:value-type="time">
            <text:p>18:50.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Ward Bromsta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e Lovett</text:p>
          </table:table-cell>
          <table:table-cell office:value-type="time" office:time-value="PT00H18M50.6S" calcext:value-type="time">
            <text:p>18:50.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Hudson Boelstl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ddle Creek</text:p>
          </table:table-cell>
          <table:table-cell office:value-type="time" office:time-value="PT00H18M51S" calcext:value-type="time">
            <text:p>18:51.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illiam Cretal </text:p>
          </table:table-cell>
          <table:table-cell/>
          <table:table-cell office:value-type="string" calcext:value-type="string">
            <text:p>James Madison</text:p>
          </table:table-cell>
          <table:table-cell office:value-type="time" office:time-value="PT00H18M51.5S" calcext:value-type="time">
            <text:p>18:51.5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atthew Sjurs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John Paul th</text:p>
          </table:table-cell>
          <table:table-cell office:value-type="time" office:time-value="PT00H18M52.1S" calcext:value-type="time">
            <text:p>18:52.1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Jackson Watki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kefield</text:p>
          </table:table-cell>
          <table:table-cell office:value-type="time" office:time-value="PT00H18M52.3S" calcext:value-type="time">
            <text:p>18:52.3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Elijah Smit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orge C Marshall</text:p>
          </table:table-cell>
          <table:table-cell office:value-type="time" office:time-value="PT00H18M52.4S" calcext:value-type="time">
            <text:p>18:52.4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John Gouz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fton (WV)</text:p>
          </table:table-cell>
          <table:table-cell office:value-type="time" office:time-value="PT00H18M52.8S" calcext:value-type="time">
            <text:p>18:52.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den Swis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adership Academy</text:p>
          </table:table-cell>
          <table:table-cell office:value-type="time" office:time-value="PT00H18M55.4S" calcext:value-type="time">
            <text:p>18:55.4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hris Kurz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bb of Knoxville</text:p>
          </table:table-cell>
          <table:table-cell office:value-type="time" office:time-value="PT00H18M55.7S" calcext:value-type="time">
            <text:p>18:55.7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ylan Kemp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th Myrtle Beach</text:p>
          </table:table-cell>
          <table:table-cell office:value-type="time" office:time-value="PT00H18M56.6S" calcext:value-type="time">
            <text:p>18:56.6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ianni Huert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uthbertson</text:p>
          </table:table-cell>
          <table:table-cell office:value-type="time" office:time-value="PT00H18M57.2S" calcext:value-type="time">
            <text:p>18:57.2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Isaac Lich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over</text:p>
          </table:table-cell>
          <table:table-cell office:value-type="time" office:time-value="PT00H18M57.2S" calcext:value-type="time">
            <text:p>18:57.2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bhinav Surapanen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hbertson</text:p>
          </table:table-cell>
          <table:table-cell office:value-type="time" office:time-value="PT00H18M57.5S" calcext:value-type="time">
            <text:p>18:57.5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William Herz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ddle Creek</text:p>
          </table:table-cell>
          <table:table-cell office:value-type="time" office:time-value="PT00H19M00S" calcext:value-type="time">
            <text:p>19:00.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Jayden Cruz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akton</text:p>
          </table:table-cell>
          <table:table-cell office:value-type="time" office:time-value="PT00H19M00.2S" calcext:value-type="time">
            <text:p>19:00.2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ierce Taruta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orge C Marshall</text:p>
          </table:table-cell>
          <table:table-cell office:value-type="time" office:time-value="PT00H19M00.5S" calcext:value-type="time">
            <text:p>19:00.5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Nikolas (Niko) Killi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en Level</text:p>
          </table:table-cell>
          <table:table-cell office:value-type="time" office:time-value="PT00H19M01.3S" calcext:value-type="time">
            <text:p>19:01.3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than Garc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. John Paul th</text:p>
          </table:table-cell>
          <table:table-cell office:value-type="time" office:time-value="PT00H19M05.5S" calcext:value-type="time">
            <text:p>19:05.5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ichael O'Mel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dar Ridge</text:p>
          </table:table-cell>
          <table:table-cell office:value-type="time" office:time-value="PT00H19M05.6S" calcext:value-type="time">
            <text:p>19:05.6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olton Mil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klin Academy</text:p>
          </table:table-cell>
          <table:table-cell office:value-type="time" office:time-value="PT00H19M07.5S" calcext:value-type="time">
            <text:p>19:07.5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obert Each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mes Madison</text:p>
          </table:table-cell>
          <table:table-cell office:value-type="time" office:time-value="PT00H19M07.9S" calcext:value-type="time">
            <text:p>19:07.9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iden Castell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hbertson</text:p>
          </table:table-cell>
          <table:table-cell office:value-type="time" office:time-value="PT00H19M08.4S" calcext:value-type="time">
            <text:p>19:08.4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Davis Map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fton (VA)</text:p>
          </table:table-cell>
          <table:table-cell office:value-type="time" office:time-value="PT00H19M10.6S" calcext:value-type="time">
            <text:p>19:10.6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anush Kalle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omas Jefferson</text:p>
          </table:table-cell>
          <table:table-cell office:value-type="time" office:time-value="PT00H19M11S" calcext:value-type="time">
            <text:p>19:11.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elgado Dominguez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ver</text:p>
          </table:table-cell>
          <table:table-cell office:value-type="time" office:time-value="PT00H19M12S" calcext:value-type="time">
            <text:p>19:12.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than Lawren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adership Academy</text:p>
          </table:table-cell>
          <table:table-cell office:value-type="time" office:time-value="PT00H19M12.5S" calcext:value-type="time">
            <text:p>19:12.5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j Brow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astal Christian</text:p>
          </table:table-cell>
          <table:table-cell office:value-type="time" office:time-value="PT00H19M14.3S" calcext:value-type="time">
            <text:p>19:14.3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Jace Wyn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ddle Creek</text:p>
          </table:table-cell>
          <table:table-cell office:value-type="time" office:time-value="PT00H19M14.4S" calcext:value-type="time">
            <text:p>19:14.4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ndrew Bour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. John Paul th</text:p>
          </table:table-cell>
          <table:table-cell office:value-type="time" office:time-value="PT00H19M14.9S" calcext:value-type="time">
            <text:p>19:14.9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Ben Til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ls E Godwin</text:p>
          </table:table-cell>
          <table:table-cell office:value-type="time" office:time-value="PT00H19M14.9S" calcext:value-type="time">
            <text:p>19:14.9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ylor William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rsyth Home Edu</text:p>
          </table:table-cell>
          <table:table-cell office:value-type="time" office:time-value="PT00H19M15.3S" calcext:value-type="time">
            <text:p>19:15.3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obert Ra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 Lovett</text:p>
          </table:table-cell>
          <table:table-cell office:value-type="time" office:time-value="PT00H19M15.7S" calcext:value-type="time">
            <text:p>19:15.7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ynn Wottawa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orge C Marshall</text:p>
          </table:table-cell>
          <table:table-cell office:value-type="time" office:time-value="PT00H19M16.2S" calcext:value-type="time">
            <text:p>19:16.2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Zarin Joysl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efferson (WV)</text:p>
          </table:table-cell>
          <table:table-cell office:value-type="time" office:time-value="PT00H19M16.8S" calcext:value-type="time">
            <text:p>19:16.8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Jaival Pat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en Level</text:p>
          </table:table-cell>
          <table:table-cell office:value-type="time" office:time-value="PT00H19M17.1S" calcext:value-type="time">
            <text:p>19:17.1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atthew Ha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efferson (WV)</text:p>
          </table:table-cell>
          <table:table-cell office:value-type="time" office:time-value="PT00H19M17.2S" calcext:value-type="time">
            <text:p>19:17.2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ylan Ballag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mes Madison</text:p>
          </table:table-cell>
          <table:table-cell office:value-type="time" office:time-value="PT00H19M17.5S" calcext:value-type="time">
            <text:p>19:17.5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Landon Steh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adership Academy</text:p>
          </table:table-cell>
          <table:table-cell office:value-type="time" office:time-value="PT00H19M17.7S" calcext:value-type="time">
            <text:p>19:17.7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Benjamin Baile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ke Christian A</text:p>
          </table:table-cell>
          <table:table-cell office:value-type="time" office:time-value="PT00H19M19.1S" calcext:value-type="time">
            <text:p>19:19.1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Hank Buchan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tkins</text:p>
          </table:table-cell>
          <table:table-cell office:value-type="time" office:time-value="PT00H19M19.4S" calcext:value-type="time">
            <text:p>19:19.4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ustin Gre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venscroft</text:p>
          </table:table-cell>
          <table:table-cell office:value-type="time" office:time-value="PT00H19M19.5S" calcext:value-type="time">
            <text:p>19:19.5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uke Schaeff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lls E Godwin</text:p>
          </table:table-cell>
          <table:table-cell office:value-type="time" office:time-value="PT00H19M19.5S" calcext:value-type="time">
            <text:p>19:19.5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attler Hanco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orsyth Home Edu</text:p>
          </table:table-cell>
          <table:table-cell office:value-type="time" office:time-value="PT00H19M21.2S" calcext:value-type="time">
            <text:p>19:21.2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uke Abe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en Level</text:p>
          </table:table-cell>
          <table:table-cell office:value-type="time" office:time-value="PT00H19M21.3S" calcext:value-type="time">
            <text:p>19:21.3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rayden Stum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kefield</text:p>
          </table:table-cell>
          <table:table-cell office:value-type="time" office:time-value="PT00H19M21.6S" calcext:value-type="time">
            <text:p>19:21.6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atthew Spe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rsyth Home Edu</text:p>
          </table:table-cell>
          <table:table-cell office:value-type="time" office:time-value="PT00H19M23.2S" calcext:value-type="time">
            <text:p>19:23.2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lejandro Re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ddle Creek</text:p>
          </table:table-cell>
          <table:table-cell office:value-type="time" office:time-value="PT00H19M24.5S" calcext:value-type="time">
            <text:p>19:24.5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Isaac Floo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. Thomas More</text:p>
          </table:table-cell>
          <table:table-cell office:value-type="time" office:time-value="PT00H19M25.5S" calcext:value-type="time">
            <text:p>19:25.5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Jason Smi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orge C Marshall</text:p>
          </table:table-cell>
          <table:table-cell office:value-type="time" office:time-value="PT00H19M25.6S" calcext:value-type="time">
            <text:p>19:25.6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Zach Pevera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venscroft</text:p>
          </table:table-cell>
          <table:table-cell office:value-type="time" office:time-value="PT00H19M26.6S" calcext:value-type="time">
            <text:p>19:26.6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yan Wickh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lonial Forge</text:p>
          </table:table-cell>
          <table:table-cell office:value-type="time" office:time-value="PT00H19M27.3S" calcext:value-type="time">
            <text:p>19:27.3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Jean Claude Beg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venwood</text:p>
          </table:table-cell>
          <table:table-cell office:value-type="time" office:time-value="PT00H19M28.1S" calcext:value-type="time">
            <text:p>19:28.1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y Schas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afton (VA)</text:p>
          </table:table-cell>
          <table:table-cell office:value-type="time" office:time-value="PT00H19M28.7S" calcext:value-type="time">
            <text:p>19:28.7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Nehemaih McGe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C International</text:p>
          </table:table-cell>
          <table:table-cell office:value-type="time" office:time-value="PT00H19M28.7S" calcext:value-type="time">
            <text:p>19:28.7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randon Sang-Zhe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omas Jefferson</text:p>
          </table:table-cell>
          <table:table-cell office:value-type="time" office:time-value="PT00H19M29.2S" calcext:value-type="time">
            <text:p>19:29.2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andin Till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dar Ridge</text:p>
          </table:table-cell>
          <table:table-cell office:value-type="time" office:time-value="PT00H19M29.6S" calcext:value-type="time">
            <text:p>19:29.6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avis Hun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en Level</text:p>
          </table:table-cell>
          <table:table-cell office:value-type="time" office:time-value="PT00H19M31.8S" calcext:value-type="time">
            <text:p>19:31.8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Jonas Westerman </text:p>
          </table:table-cell>
          <table:table-cell/>
          <table:table-cell office:value-type="string" calcext:value-type="string">
            <text:p>Brentsville</text:p>
          </table:table-cell>
          <table:table-cell office:value-type="time" office:time-value="PT00H19M32.1S" calcext:value-type="time">
            <text:p>19:32.1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Micah Harki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venwood</text:p>
          </table:table-cell>
          <table:table-cell office:value-type="time" office:time-value="PT00H19M32.2S" calcext:value-type="time">
            <text:p>19:32.2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Rhys Conkwrig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venwood</text:p>
          </table:table-cell>
          <table:table-cell office:value-type="time" office:time-value="PT00H19M34.5S" calcext:value-type="time">
            <text:p>19:34.5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Landon Partingt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fton (VA)</text:p>
          </table:table-cell>
          <table:table-cell office:value-type="time" office:time-value="PT00H19M35.1S" calcext:value-type="time">
            <text:p>19:35.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alvin Ter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fton (VA)</text:p>
          </table:table-cell>
          <table:table-cell office:value-type="time" office:time-value="PT00H19M36S" calcext:value-type="time">
            <text:p>19:36.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kyler Vin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ddle Creek</text:p>
          </table:table-cell>
          <table:table-cell office:value-type="time" office:time-value="PT00H19M36.9S" calcext:value-type="time">
            <text:p>19:36.9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ylan Dreyfus </text:p>
          </table:table-cell>
          <table:table-cell/>
          <table:table-cell office:value-type="string" calcext:value-type="string">
            <text:p>Brentsville</text:p>
          </table:table-cell>
          <table:table-cell office:value-type="time" office:time-value="PT00H19M37.6S" calcext:value-type="time">
            <text:p>19:37.6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Raghav Kas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omas Jefferson</text:p>
          </table:table-cell>
          <table:table-cell office:value-type="time" office:time-value="PT00H19M38.2S" calcext:value-type="time">
            <text:p>19:38.2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Lucas Ferr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aforth</text:p>
          </table:table-cell>
          <table:table-cell office:value-type="time" office:time-value="PT00H19M38.6S" calcext:value-type="time">
            <text:p>19:38.6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Max Kerm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hbertson</text:p>
          </table:table-cell>
          <table:table-cell office:value-type="time" office:time-value="PT00H19M38.7S" calcext:value-type="time">
            <text:p>19:38.7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uke Weatherbe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munity School</text:p>
          </table:table-cell>
          <table:table-cell office:value-type="time" office:time-value="PT00H19M40.1S" calcext:value-type="time">
            <text:p>19:40.1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hyam L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en Level</text:p>
          </table:table-cell>
          <table:table-cell office:value-type="time" office:time-value="PT00H19M40.3S" calcext:value-type="time">
            <text:p>19:40.3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avin Corbet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ver</text:p>
          </table:table-cell>
          <table:table-cell office:value-type="time" office:time-value="PT00H19M41.7S" calcext:value-type="time">
            <text:p>19:41.7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llum Hin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dar Ridge</text:p>
          </table:table-cell>
          <table:table-cell office:value-type="time" office:time-value="PT00H19M42.5S" calcext:value-type="time">
            <text:p>19:42.5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ebastian Smi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uthbertson</text:p>
          </table:table-cell>
          <table:table-cell office:value-type="time" office:time-value="PT00H19M42.9S" calcext:value-type="time">
            <text:p>19:42.9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adden Hart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orge C Marshall</text:p>
          </table:table-cell>
          <table:table-cell office:value-type="time" office:time-value="PT00H19M43.8S" calcext:value-type="time">
            <text:p>19:43.8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Daxon Wel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ke Christian A</text:p>
          </table:table-cell>
          <table:table-cell office:value-type="time" office:time-value="PT00H19M44.3S" calcext:value-type="time">
            <text:p>19:44.3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eth Brazi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nklin Academy</text:p>
          </table:table-cell>
          <table:table-cell office:value-type="time" office:time-value="PT00H19M45.4S" calcext:value-type="time">
            <text:p>19:45.4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Noah Leon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thbertson</text:p>
          </table:table-cell>
          <table:table-cell office:value-type="time" office:time-value="PT00H19M45.9S" calcext:value-type="time">
            <text:p>19:45.9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Oliver Karnat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Thomas More</text:p>
          </table:table-cell>
          <table:table-cell office:value-type="time" office:time-value="PT00H19M46.6S" calcext:value-type="time">
            <text:p>19:46.6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Dillion Bar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klin Academy</text:p>
          </table:table-cell>
          <table:table-cell office:value-type="time" office:time-value="PT00H19M46.9S" calcext:value-type="time">
            <text:p>19:46.9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Liam McGarrit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lonial Forge</text:p>
          </table:table-cell>
          <table:table-cell office:value-type="time" office:time-value="PT00H19M47.4S" calcext:value-type="time">
            <text:p>19:47.4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Justin Horre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venwood</text:p>
          </table:table-cell>
          <table:table-cell office:value-type="time" office:time-value="PT00H19M48.5S" calcext:value-type="time">
            <text:p>19:48.5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iden Roge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en Level</text:p>
          </table:table-cell>
          <table:table-cell office:value-type="time" office:time-value="PT00H19M48.5S" calcext:value-type="time">
            <text:p>19:48.5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alvin Che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ins</text:p>
          </table:table-cell>
          <table:table-cell office:value-type="time" office:time-value="PT00H19M51.7S" calcext:value-type="time">
            <text:p>19:51.7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John Fraticell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. Thomas More</text:p>
          </table:table-cell>
          <table:table-cell office:value-type="time" office:time-value="PT00H19M53.5S" calcext:value-type="time">
            <text:p>19:53.5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Eli Hammo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rlington Chris</text:p>
          </table:table-cell>
          <table:table-cell office:value-type="time" office:time-value="PT00H19M53.6S" calcext:value-type="time">
            <text:p>19:53.6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Henry Fowl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ston Christian</text:p>
          </table:table-cell>
          <table:table-cell office:value-type="time" office:time-value="PT00H19M54.2S" calcext:value-type="time">
            <text:p>19:54.2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Kip Hin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venscroft</text:p>
          </table:table-cell>
          <table:table-cell office:value-type="time" office:time-value="PT00H19M56.5S" calcext:value-type="time">
            <text:p>19:56.5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Josh Cockerh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rlington Chris</text:p>
          </table:table-cell>
          <table:table-cell office:value-type="time" office:time-value="PT00H19M57S" calcext:value-type="time">
            <text:p>19:57.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J Coff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bb of Knoxville</text:p>
          </table:table-cell>
          <table:table-cell office:value-type="time" office:time-value="PT00H19M57.2S" calcext:value-type="time">
            <text:p>19:57.2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Liam Kess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efferson (WV)</text:p>
          </table:table-cell>
          <table:table-cell office:value-type="time" office:time-value="PT00H19M57.9S" calcext:value-type="time">
            <text:p>19:57.9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Aidan Her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klin Academy</text:p>
          </table:table-cell>
          <table:table-cell office:value-type="time" office:time-value="PT00H19M58.7S" calcext:value-type="time">
            <text:p>19:58.7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Nathan Ivers </text:p>
          </table:table-cell>
          <table:table-cell/>
          <table:table-cell office:value-type="string" calcext:value-type="string">
            <text:p>Atkins</text:p>
          </table:table-cell>
          <table:table-cell office:value-type="time" office:time-value="PT00H19M58.9S" calcext:value-type="time">
            <text:p>19:58.9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aleb Edwar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fton (WV)</text:p>
          </table:table-cell>
          <table:table-cell office:value-type="time" office:time-value="PT00H20M00.3S" calcext:value-type="time">
            <text:p>20:00.3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ayank Pur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en Level</text:p>
          </table:table-cell>
          <table:table-cell office:value-type="time" office:time-value="PT00H20M01.4S" calcext:value-type="time">
            <text:p>20:01.4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enjamin Zingarell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omas Jefferson</text:p>
          </table:table-cell>
          <table:table-cell office:value-type="time" office:time-value="PT00H20M01.7S" calcext:value-type="time">
            <text:p>20:01.7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harlie Bar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astal Christian</text:p>
          </table:table-cell>
          <table:table-cell office:value-type="time" office:time-value="PT00H20M02.9S" calcext:value-type="time">
            <text:p>20:02.9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Yohan Ramirez Herrer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omas Jefferson</text:p>
          </table:table-cell>
          <table:table-cell office:value-type="time" office:time-value="PT00H20M03.5S" calcext:value-type="time">
            <text:p>20:03.5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ryce Tenna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ritage Leadership</text:p>
          </table:table-cell>
          <table:table-cell office:value-type="time" office:time-value="PT00H20M05S" calcext:value-type="time">
            <text:p>20:05.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Landon Watter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lonial Forge</text:p>
          </table:table-cell>
          <table:table-cell office:value-type="time" office:time-value="PT00H20M05.2S" calcext:value-type="time">
            <text:p>20:05.2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lay Carpen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lsingham Academy</text:p>
          </table:table-cell>
          <table:table-cell office:value-type="time" office:time-value="PT00H20M06.1S" calcext:value-type="time">
            <text:p>20:06.1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Bryan Guer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ckson-Reed</text:p>
          </table:table-cell>
          <table:table-cell office:value-type="time" office:time-value="PT00H20M07.6S" calcext:value-type="time">
            <text:p>20:07.6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ole Whitesi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munity School</text:p>
          </table:table-cell>
          <table:table-cell office:value-type="time" office:time-value="PT00H20M08.8S" calcext:value-type="time">
            <text:p>20:08.8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Robert Szathma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C International</text:p>
          </table:table-cell>
          <table:table-cell office:value-type="time" office:time-value="PT00H20M09.7S" calcext:value-type="time">
            <text:p>20:09.7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Walter Mart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eadership Academy</text:p>
          </table:table-cell>
          <table:table-cell office:value-type="time" office:time-value="PT00H20M09.8S" calcext:value-type="time">
            <text:p>20:09.8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ascha O'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orge C Marshall</text:p>
          </table:table-cell>
          <table:table-cell office:value-type="time" office:time-value="PT00H20M12S" calcext:value-type="time">
            <text:p>20:12.0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Anthony Murr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entsville</text:p>
          </table:table-cell>
          <table:table-cell office:value-type="time" office:time-value="PT00H20M12.5S" calcext:value-type="time">
            <text:p>20:12.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Gavin Hibn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ly Trinity Epi</text:p>
          </table:table-cell>
          <table:table-cell office:value-type="time" office:time-value="PT00H20M12.8S" calcext:value-type="time">
            <text:p>20:12.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Aiden You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velock</text:p>
          </table:table-cell>
          <table:table-cell office:value-type="time" office:time-value="PT00H20M13.8S" calcext:value-type="time">
            <text:p>20:13.8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Ramiz Elias </text:p>
          </table:table-cell>
          <table:table-cell/>
          <table:table-cell office:value-type="string" calcext:value-type="string">
            <text:p>Thomas Jefferson</text:p>
          </table:table-cell>
          <table:table-cell office:value-type="time" office:time-value="PT00H20M14.5S" calcext:value-type="time">
            <text:p>20:14.5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John McNei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. Thomas More</text:p>
          </table:table-cell>
          <table:table-cell office:value-type="time" office:time-value="PT00H20M14.8S" calcext:value-type="time">
            <text:p>20:14.8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terling Mi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bb of Knoxville</text:p>
          </table:table-cell>
          <table:table-cell office:value-type="time" office:time-value="PT00H20M15.9S" calcext:value-type="time">
            <text:p>20:15.9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Levi Perez Rosales</text:p>
          </table:table-cell>
          <table:table-cell/>
          <table:table-cell office:value-type="string" calcext:value-type="string">
            <text:p>Thomas Jefferson</text:p>
          </table:table-cell>
          <table:table-cell office:value-type="time" office:time-value="PT00H20M16.6S" calcext:value-type="time">
            <text:p>20:16.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Liam Hog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munity School</text:p>
          </table:table-cell>
          <table:table-cell office:value-type="time" office:time-value="PT00H20M17.2S" calcext:value-type="time">
            <text:p>20:17.2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eter Lasse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John Paul th</text:p>
          </table:table-cell>
          <table:table-cell office:value-type="time" office:time-value="PT00H20M17.3S" calcext:value-type="time">
            <text:p>20:17.3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Johnson Brekke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aforth</text:p>
          </table:table-cell>
          <table:table-cell office:value-type="time" office:time-value="PT00H20M18.6S" calcext:value-type="time">
            <text:p>20:18.6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hristian Miller </text:p>
          </table:table-cell>
          <table:table-cell/>
          <table:table-cell office:value-type="string" calcext:value-type="string">
            <text:p>Cape Fear Academy</text:p>
          </table:table-cell>
          <table:table-cell office:value-type="time" office:time-value="PT00H20M21S" calcext:value-type="time">
            <text:p>20:21.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nthony Zha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omas Jefferson</text:p>
          </table:table-cell>
          <table:table-cell office:value-type="time" office:time-value="PT00H20M23.4S" calcext:value-type="time">
            <text:p>20:23.4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Yonas Harri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ckson-Reed</text:p>
          </table:table-cell>
          <table:table-cell office:value-type="time" office:time-value="PT00H20M24.2S" calcext:value-type="time">
            <text:p>20:24.2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Ryder Newt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astal Christian</text:p>
          </table:table-cell>
          <table:table-cell office:value-type="time" office:time-value="PT00H20M24.4S" calcext:value-type="time">
            <text:p>20:24.4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Eli Salv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astal Christian</text:p>
          </table:table-cell>
          <table:table-cell office:value-type="time" office:time-value="PT00H20M25S" calcext:value-type="time">
            <text:p>20:25.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William Pfaffenro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ckson-Reed</text:p>
          </table:table-cell>
          <table:table-cell office:value-type="time" office:time-value="PT00H20M26S" calcext:value-type="time">
            <text:p>20:26.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Aiden Darling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ly Trinity Epi</text:p>
          </table:table-cell>
          <table:table-cell office:value-type="time" office:time-value="PT00H20M26.8S" calcext:value-type="time">
            <text:p>20:26.8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Aarav Thak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en Level</text:p>
          </table:table-cell>
          <table:table-cell office:value-type="time" office:time-value="PT00H20M27.1S" calcext:value-type="time">
            <text:p>20:27.1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Nathan Eastbur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aston Christian</text:p>
          </table:table-cell>
          <table:table-cell office:value-type="time" office:time-value="PT00H20M27.5S" calcext:value-type="time">
            <text:p>20:27.5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JR But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ston Christian</text:p>
          </table:table-cell>
          <table:table-cell office:value-type="time" office:time-value="PT00H20M29.3S" calcext:value-type="time">
            <text:p>20:29.3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Tyler Marqu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berty (Bedford)</text:p>
          </table:table-cell>
          <table:table-cell office:value-type="time" office:time-value="PT00H20M31.6S" calcext:value-type="time">
            <text:p>20:31.6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Grady Smit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nklin Academy</text:p>
          </table:table-cell>
          <table:table-cell office:value-type="time" office:time-value="PT00H20M31.8S" calcext:value-type="time">
            <text:p>20:31.8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adi Thak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en Level</text:p>
          </table:table-cell>
          <table:table-cell office:value-type="time" office:time-value="PT00H20M32.3S" calcext:value-type="time">
            <text:p>20:32.3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merson Karim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orge C Marshall</text:p>
          </table:table-cell>
          <table:table-cell office:value-type="time" office:time-value="PT00H20M35.1S" calcext:value-type="time">
            <text:p>20:35.1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Ford Froeli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ver</text:p>
          </table:table-cell>
          <table:table-cell office:value-type="time" office:time-value="PT00H20M36.7S" calcext:value-type="time">
            <text:p>20:36.7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teven Thomp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lsingham Academy</text:p>
          </table:table-cell>
          <table:table-cell office:value-type="time" office:time-value="PT00H20M38.4S" calcext:value-type="time">
            <text:p>20:38.4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bram Hanco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rsyth Home Edu</text:p>
          </table:table-cell>
          <table:table-cell office:value-type="time" office:time-value="PT00H20M39.4S" calcext:value-type="time">
            <text:p>20:39.4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Brayden Rei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aston Christian</text:p>
          </table:table-cell>
          <table:table-cell office:value-type="time" office:time-value="PT00H20M39.7S" calcext:value-type="time">
            <text:p>20:39.7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ustin Key </text:p>
          </table:table-cell>
          <table:table-cell/>
          <table:table-cell office:value-type="string" calcext:value-type="string">
            <text:p>Colonial Forge</text:p>
          </table:table-cell>
          <table:table-cell office:value-type="time" office:time-value="PT00H20M41.4S" calcext:value-type="time">
            <text:p>20:41.4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Luke Weism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aston Christian</text:p>
          </table:table-cell>
          <table:table-cell office:value-type="time" office:time-value="PT00H20M42S" calcext:value-type="time">
            <text:p>20:42.0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Dominic Cocuzz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omas Jefferson</text:p>
          </table:table-cell>
          <table:table-cell office:value-type="time" office:time-value="PT00H20M43.4S" calcext:value-type="time">
            <text:p>20:43.4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Myles Sw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inity Episcopal</text:p>
          </table:table-cell>
          <table:table-cell office:value-type="time" office:time-value="PT00H20M44S" calcext:value-type="time">
            <text:p>20:44.0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Eli William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C International</text:p>
          </table:table-cell>
          <table:table-cell office:value-type="time" office:time-value="PT00H20M44.4S" calcext:value-type="time">
            <text:p>20:44.4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Tobias Crespo </text:p>
          </table:table-cell>
          <table:table-cell/>
          <table:table-cell office:value-type="string" calcext:value-type="string">
            <text:p>Brentsville</text:p>
          </table:table-cell>
          <table:table-cell office:value-type="time" office:time-value="PT00H20M45.1S" calcext:value-type="time">
            <text:p>20:45.1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Elie Ndahiriw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dar Ridge</text:p>
          </table:table-cell>
          <table:table-cell office:value-type="time" office:time-value="PT00H20M45.5S" calcext:value-type="time">
            <text:p>20:45.5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ooper Weik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berty (Bedford)</text:p>
          </table:table-cell>
          <table:table-cell office:value-type="time" office:time-value="PT00H20M45.9S" calcext:value-type="time">
            <text:p>20:45.9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ean Patrick Campbe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rwick</text:p>
          </table:table-cell>
          <table:table-cell office:value-type="time" office:time-value="PT00H20M46S" calcext:value-type="time">
            <text:p>20:46.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Foster Cloning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ston Christian</text:p>
          </table:table-cell>
          <table:table-cell office:value-type="time" office:time-value="PT00H20M46.5S" calcext:value-type="time">
            <text:p>20:46.5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ndrew Stor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venwood</text:p>
          </table:table-cell>
          <table:table-cell office:value-type="time" office:time-value="PT00H20M48.8S" calcext:value-type="time">
            <text:p>20:48.8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iger Deng </text:p>
          </table:table-cell>
          <table:table-cell/>
          <table:table-cell office:value-type="string" calcext:value-type="string">
            <text:p>Thomas Jefferson</text:p>
          </table:table-cell>
          <table:table-cell office:value-type="time" office:time-value="PT00H20M50.9S" calcext:value-type="time">
            <text:p>20:50.9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Evan Jab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.H. Conley</text:p>
          </table:table-cell>
          <table:table-cell office:value-type="time" office:time-value="PT00H20M52.1S" calcext:value-type="time">
            <text:p>20:52.1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olten Fri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adership Academy</text:p>
          </table:table-cell>
          <table:table-cell office:value-type="time" office:time-value="PT00H20M52.1S" calcext:value-type="time">
            <text:p>20:52.1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Jacob Hic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efferson (WV)</text:p>
          </table:table-cell>
          <table:table-cell office:value-type="time" office:time-value="PT00H20M52.9S" calcext:value-type="time">
            <text:p>20:52.9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Jackson Linds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venwood</text:p>
          </table:table-cell>
          <table:table-cell office:value-type="time" office:time-value="PT00H20M53.6S" calcext:value-type="time">
            <text:p>20:53.6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William Whittingt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ins</text:p>
          </table:table-cell>
          <table:table-cell office:value-type="time" office:time-value="PT00H20M53.7S" calcext:value-type="time">
            <text:p>20:53.7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William Morg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aforth</text:p>
          </table:table-cell>
          <table:table-cell office:value-type="time" office:time-value="PT00H20M55.4S" calcext:value-type="time">
            <text:p>20:55.4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Jc Newber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astal Christian</text:p>
          </table:table-cell>
          <table:table-cell office:value-type="time" office:time-value="PT00H20M55.7S" calcext:value-type="time">
            <text:p>20:55.7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Evan Hatef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venscroft</text:p>
          </table:table-cell>
          <table:table-cell office:value-type="time" office:time-value="PT00H20M56.4S" calcext:value-type="time">
            <text:p>20:56.4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John Caulw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kefield</text:p>
          </table:table-cell>
          <table:table-cell office:value-type="time" office:time-value="PT00H20M56.7S" calcext:value-type="time">
            <text:p>20:56.7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Braeden Pacif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adership Academy</text:p>
          </table:table-cell>
          <table:table-cell office:value-type="time" office:time-value="PT00H20M56.8S" calcext:value-type="time">
            <text:p>20:56.8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Paul Bu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thbertson</text:p>
          </table:table-cell>
          <table:table-cell office:value-type="time" office:time-value="PT00H20M58.3S" calcext:value-type="time">
            <text:p>20:58.3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Rain Lin </text:p>
          </table:table-cell>
          <table:table-cell/>
          <table:table-cell office:value-type="string" calcext:value-type="string">
            <text:p>Cape Fear Academy</text:p>
          </table:table-cell>
          <table:table-cell office:value-type="time" office:time-value="PT00H20M58.9S" calcext:value-type="time">
            <text:p>20:58.9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eclan Yachims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venwood</text:p>
          </table:table-cell>
          <table:table-cell office:value-type="time" office:time-value="PT00H20M58.9S" calcext:value-type="time">
            <text:p>20:58.9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Hunter Wadde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inity Episcopal</text:p>
          </table:table-cell>
          <table:table-cell office:value-type="time" office:time-value="PT00H21M00.6S" calcext:value-type="time">
            <text:p>21:00.6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cott Tomlin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venwood</text:p>
          </table:table-cell>
          <table:table-cell office:value-type="time" office:time-value="PT00H21M02S" calcext:value-type="time">
            <text:p>21:02.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Zachary Sun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kefield</text:p>
          </table:table-cell>
          <table:table-cell office:value-type="time" office:time-value="PT00H21M02.3S" calcext:value-type="time">
            <text:p>21:02.3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roi Butl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th Myrtle Beach</text:p>
          </table:table-cell>
          <table:table-cell office:value-type="time" office:time-value="PT00H21M02.9S" calcext:value-type="time">
            <text:p>21:02.9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Nicholas Ausla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thbertson</text:p>
          </table:table-cell>
          <table:table-cell office:value-type="time" office:time-value="PT00H21M03.9S" calcext:value-type="time">
            <text:p>21:03.9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William Neum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dar Ridge</text:p>
          </table:table-cell>
          <table:table-cell office:value-type="time" office:time-value="PT00H21M06.3S" calcext:value-type="time">
            <text:p>21:06.3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Jack We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venwood</text:p>
          </table:table-cell>
          <table:table-cell office:value-type="time" office:time-value="PT00H21M07.1S" calcext:value-type="time">
            <text:p>21:07.1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Liam Ro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ly Trinity Epi</text:p>
          </table:table-cell>
          <table:table-cell office:value-type="time" office:time-value="PT00H21M10.8S" calcext:value-type="time">
            <text:p>21:10.8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Pierson Co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Thomas More</text:p>
          </table:table-cell>
          <table:table-cell office:value-type="time" office:time-value="PT00H21M12.2S" calcext:value-type="time">
            <text:p>21:12.2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Eren Nobl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ke Christian A</text:p>
          </table:table-cell>
          <table:table-cell office:value-type="time" office:time-value="PT00H21M12.3S" calcext:value-type="time">
            <text:p>21:12.3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ryan X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omas Jefferson</text:p>
          </table:table-cell>
          <table:table-cell office:value-type="time" office:time-value="PT00H21M14.5S" calcext:value-type="time">
            <text:p>21:14.5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Elijah Coo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ke Christian A</text:p>
          </table:table-cell>
          <table:table-cell office:value-type="time" office:time-value="PT00H21M14.9S" calcext:value-type="time">
            <text:p>21:14.9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yan J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orge C Marshall</text:p>
          </table:table-cell>
          <table:table-cell office:value-type="time" office:time-value="PT00H21M16.1S" calcext:value-type="time">
            <text:p>21:16.1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Matthew McGrin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ston Christian</text:p>
          </table:table-cell>
          <table:table-cell office:value-type="time" office:time-value="PT00H21M17.3S" calcext:value-type="time">
            <text:p>21:17.3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Franklin Fair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th Myrtle Beach</text:p>
          </table:table-cell>
          <table:table-cell office:value-type="time" office:time-value="PT00H21M18.5S" calcext:value-type="time">
            <text:p>21:18.5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Rohan Krishnamurth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ston Christian</text:p>
          </table:table-cell>
          <table:table-cell office:value-type="time" office:time-value="PT00H21M19.4S" calcext:value-type="time">
            <text:p>21:19.4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Willis Stot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rwick</text:p>
          </table:table-cell>
          <table:table-cell office:value-type="time" office:time-value="PT00H21M19.6S" calcext:value-type="time">
            <text:p>21:19.6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Arthur Wakefo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kins</text:p>
          </table:table-cell>
          <table:table-cell office:value-type="time" office:time-value="PT00H21M22.6S" calcext:value-type="time">
            <text:p>21:22.6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Will Robbi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venscroft</text:p>
          </table:table-cell>
          <table:table-cell office:value-type="time" office:time-value="PT00H21M23.4S" calcext:value-type="time">
            <text:p>21:23.4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Hayden Gilmo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venwood</text:p>
          </table:table-cell>
          <table:table-cell office:value-type="time" office:time-value="PT00H21M24.9S" calcext:value-type="time">
            <text:p>21:24.9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arson Riddi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</table:table-cell>
          <table:table-cell office:value-type="time" office:time-value="PT00H21M25.7S" calcext:value-type="time">
            <text:p>21:25.7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axwell Sheal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munity School</text:p>
          </table:table-cell>
          <table:table-cell office:value-type="time" office:time-value="PT00H21M26.1S" calcext:value-type="time">
            <text:p>21:26.1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Joshua Stuc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aforth</text:p>
          </table:table-cell>
          <table:table-cell office:value-type="time" office:time-value="PT00H21M27.1S" calcext:value-type="time">
            <text:p>21:27.1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Braxton Tonk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astal Christian</text:p>
          </table:table-cell>
          <table:table-cell office:value-type="time" office:time-value="PT00H21M27.9S" calcext:value-type="time">
            <text:p>21:27.9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Trip McHenr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ly Trinity Epi</text:p>
          </table:table-cell>
          <table:table-cell office:value-type="time" office:time-value="PT00H21M29.1S" calcext:value-type="time">
            <text:p>21:29.1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iden Osbur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21M30.7S" calcext:value-type="time">
            <text:p>21:30.7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Noah Brazi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klin Academy</text:p>
          </table:table-cell>
          <table:table-cell office:value-type="time" office:time-value="PT00H21M30.8S" calcext:value-type="time">
            <text:p>21:30.8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William Chor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ston Christian</text:p>
          </table:table-cell>
          <table:table-cell office:value-type="time" office:time-value="PT00H21M30.8S" calcext:value-type="time">
            <text:p>21:30.8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Eli Sim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rsyth Home Edu</text:p>
          </table:table-cell>
          <table:table-cell office:value-type="time" office:time-value="PT00H21M31.5S" calcext:value-type="time">
            <text:p>21:31.5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Declan Dav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aforth</text:p>
          </table:table-cell>
          <table:table-cell office:value-type="time" office:time-value="PT00H21M31.9S" calcext:value-type="time">
            <text:p>21:31.9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Ryan Mariscalc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inity Episcopal</text:p>
          </table:table-cell>
          <table:table-cell office:value-type="time" office:time-value="PT00H21M32.1S" calcext:value-type="time">
            <text:p>21:32.1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Mohan 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omas Jefferson</text:p>
          </table:table-cell>
          <table:table-cell office:value-type="time" office:time-value="PT00H21M32.2S" calcext:value-type="time">
            <text:p>21:32.2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Rhys Nieman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nklin Academy</text:p>
          </table:table-cell>
          <table:table-cell office:value-type="time" office:time-value="PT00H21M32.8S" calcext:value-type="time">
            <text:p>21:32.8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Parker Mart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vidson Day</text:p>
          </table:table-cell>
          <table:table-cell office:value-type="time" office:time-value="PT00H21M32.9S" calcext:value-type="time">
            <text:p>21:32.9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Justin Ki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omas Jefferson</text:p>
          </table:table-cell>
          <table:table-cell office:value-type="time" office:time-value="PT00H21M34.5S" calcext:value-type="time">
            <text:p>21:34.5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Grady Thom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</text:p>
          </table:table-cell>
          <table:table-cell office:value-type="time" office:time-value="PT00H21M35.7S" calcext:value-type="time">
            <text:p>21:35.7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eth Colli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.H. Conley</text:p>
          </table:table-cell>
          <table:table-cell office:value-type="time" office:time-value="PT00H21M35.8S" calcext:value-type="time">
            <text:p>21:35.8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Bryson Dil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.H. Conley</text:p>
          </table:table-cell>
          <table:table-cell office:value-type="time" office:time-value="PT00H21M36.9S" calcext:value-type="time">
            <text:p>21:36.9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Mason Nes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fton (WV)</text:p>
          </table:table-cell>
          <table:table-cell office:value-type="time" office:time-value="PT00H21M37S" calcext:value-type="time">
            <text:p>21:37.0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Ethan Dicker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velock</text:p>
          </table:table-cell>
          <table:table-cell office:value-type="time" office:time-value="PT00H21M38.6S" calcext:value-type="time">
            <text:p>21:38.6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Kian Pat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klin Academy</text:p>
          </table:table-cell>
          <table:table-cell office:value-type="time" office:time-value="PT00H21M41.8S" calcext:value-type="time">
            <text:p>21:41.8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William Lambe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singham Academy</text:p>
          </table:table-cell>
          <table:table-cell office:value-type="time" office:time-value="PT00H21M42S" calcext:value-type="time">
            <text:p>21:42.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Hayden Houlih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uthbertson</text:p>
          </table:table-cell>
          <table:table-cell office:value-type="time" office:time-value="PT00H21M42.7S" calcext:value-type="time">
            <text:p>21:42.7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Brendan Bor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berty (Bedford)</text:p>
          </table:table-cell>
          <table:table-cell office:value-type="time" office:time-value="PT00H21M43.8S" calcext:value-type="time">
            <text:p>21:43.8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ennett Wagn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kefield</text:p>
          </table:table-cell>
          <table:table-cell office:value-type="time" office:time-value="PT00H21M45.3S" calcext:value-type="time">
            <text:p>21:45.3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Jacob Gagosi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ckson-Reed</text:p>
          </table:table-cell>
          <table:table-cell office:value-type="time" office:time-value="PT00H21M46.1S" calcext:value-type="time">
            <text:p>21:46.1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onley Hi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venwood</text:p>
          </table:table-cell>
          <table:table-cell office:value-type="time" office:time-value="PT00H21M46.5S" calcext:value-type="time">
            <text:p>21:46.5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orbin Cong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venwood</text:p>
          </table:table-cell>
          <table:table-cell office:value-type="time" office:time-value="PT00H21M46.6S" calcext:value-type="time">
            <text:p>21:46.6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Jack Eber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adership Academy</text:p>
          </table:table-cell>
          <table:table-cell office:value-type="time" office:time-value="PT00H21M48.1S" calcext:value-type="time">
            <text:p>21:48.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William Neuwirth </text:p>
          </table:table-cell>
          <table:table-cell/>
          <table:table-cell office:value-type="string" calcext:value-type="string">
            <text:p>Cape Fear Academy</text:p>
          </table:table-cell>
          <table:table-cell office:value-type="time" office:time-value="PT00H21M49.6S" calcext:value-type="time">
            <text:p>21:49.6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Jason Bur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ke Christian A</text:p>
          </table:table-cell>
          <table:table-cell office:value-type="time" office:time-value="PT00H21M52.5S" calcext:value-type="time">
            <text:p>21:52.5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ole We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astal Christian</text:p>
          </table:table-cell>
          <table:table-cell office:value-type="time" office:time-value="PT00H21M54.8S" calcext:value-type="time">
            <text:p>21:54.8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Blake Tap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munity School</text:p>
          </table:table-cell>
          <table:table-cell office:value-type="time" office:time-value="PT00H21M55.2S" calcext:value-type="time">
            <text:p>21:55.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Jin Kum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aforth</text:p>
          </table:table-cell>
          <table:table-cell office:value-type="time" office:time-value="PT00H21M57S" calcext:value-type="time">
            <text:p>21:57.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James Zuccolott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orge C Marshall</text:p>
          </table:table-cell>
          <table:table-cell office:value-type="time" office:time-value="PT00H22M01.6S" calcext:value-type="time">
            <text:p>22:01.6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Michael Wheel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omas Jefferson</text:p>
          </table:table-cell>
          <table:table-cell office:value-type="time" office:time-value="PT00H22M05.5S" calcext:value-type="time">
            <text:p>22:05.5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Joshua Ridd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ddle Creek</text:p>
          </table:table-cell>
          <table:table-cell office:value-type="time" office:time-value="PT00H22M07.9S" calcext:value-type="time">
            <text:p>22:07.9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Wyatt Hoov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vidson Day</text:p>
          </table:table-cell>
          <table:table-cell office:value-type="time" office:time-value="PT00H22M12S" calcext:value-type="time">
            <text:p>22:12.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ndrew Bondur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nklin Academy</text:p>
          </table:table-cell>
          <table:table-cell office:value-type="time" office:time-value="PT00H22M15.2S" calcext:value-type="time">
            <text:p>22:15.2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Gabriel Thom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berty (Bedford)</text:p>
          </table:table-cell>
          <table:table-cell office:value-type="time" office:time-value="PT00H22M15.5S" calcext:value-type="time">
            <text:p>22:15.5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Zach Brow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nklin Academy</text:p>
          </table:table-cell>
          <table:table-cell office:value-type="time" office:time-value="PT00H22M22.4S" calcext:value-type="time">
            <text:p>22:22.4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Aden Pater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velock</text:p>
          </table:table-cell>
          <table:table-cell office:value-type="time" office:time-value="PT00H22M22.9S" calcext:value-type="time">
            <text:p>22:22.9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Ayden Tressl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munity School</text:p>
          </table:table-cell>
          <table:table-cell office:value-type="time" office:time-value="PT00H22M23.5S" calcext:value-type="time">
            <text:p>22:23.5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Noah Windl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22M25.1S" calcext:value-type="time">
            <text:p>22:25.1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atthew Cob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lliams</text:p>
          </table:table-cell>
          <table:table-cell office:value-type="time" office:time-value="PT00H22M25.3S" calcext:value-type="time">
            <text:p>22:25.3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onnor Jord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</table:table-cell>
          <table:table-cell office:value-type="time" office:time-value="PT00H22M25.6S" calcext:value-type="time">
            <text:p>22:25.6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Bobby Lyo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C International</text:p>
          </table:table-cell>
          <table:table-cell office:value-type="time" office:time-value="PT00H22M26.7S" calcext:value-type="time">
            <text:p>22:26.7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Reid Clayt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lsingham Academy</text:p>
          </table:table-cell>
          <table:table-cell office:value-type="time" office:time-value="PT00H22M27S" calcext:value-type="time">
            <text:p>22:27.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Zayden Snoo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entsville</text:p>
          </table:table-cell>
          <table:table-cell office:value-type="time" office:time-value="PT00H22M30.7S" calcext:value-type="time">
            <text:p>22:30.7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Alex Tinell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vidson Day</text:p>
          </table:table-cell>
          <table:table-cell office:value-type="time" office:time-value="PT00H22M32.7S" calcext:value-type="time">
            <text:p>22:32.7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am Versen </text:p>
          </table:table-cell>
          <table:table-cell/>
          <table:table-cell office:value-type="string" calcext:value-type="string">
            <text:p>Trinity Episcopal</text:p>
          </table:table-cell>
          <table:table-cell office:value-type="time" office:time-value="PT00H22M34.2S" calcext:value-type="time">
            <text:p>22:34.2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Xavier Jo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berty (Bedford)</text:p>
          </table:table-cell>
          <table:table-cell office:value-type="time" office:time-value="PT00H22M36.9S" calcext:value-type="time">
            <text:p>22:36.9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Max Baus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ity Episcopal</text:p>
          </table:table-cell>
          <table:table-cell office:value-type="time" office:time-value="PT00H22M37.8S" calcext:value-type="time">
            <text:p>22:37.8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Andrew Bel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.H. Conley</text:p>
          </table:table-cell>
          <table:table-cell office:value-type="time" office:time-value="PT00H22M37.9S" calcext:value-type="time">
            <text:p>22:37.9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Alex Rev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ity Episcopal</text:p>
          </table:table-cell>
          <table:table-cell office:value-type="time" office:time-value="PT00H22M38.6S" calcext:value-type="time">
            <text:p>22:38.6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Micah Kint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kefield</text:p>
          </table:table-cell>
          <table:table-cell office:value-type="time" office:time-value="PT00H22M51.8S" calcext:value-type="time">
            <text:p>22:51.8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am Hea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venwood</text:p>
          </table:table-cell>
          <table:table-cell office:value-type="time" office:time-value="PT00H22M56.9S" calcext:value-type="time">
            <text:p>22:56.9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olin Godw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rlington Chris</text:p>
          </table:table-cell>
          <table:table-cell office:value-type="time" office:time-value="PT00H22M57.8S" calcext:value-type="time">
            <text:p>22:57.8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Keenan Addi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munity School</text:p>
          </table:table-cell>
          <table:table-cell office:value-type="time" office:time-value="PT00H22M58.3S" calcext:value-type="time">
            <text:p>22:58.3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Noah Walt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ritage Leadership</text:p>
          </table:table-cell>
          <table:table-cell office:value-type="time" office:time-value="PT00H23M04.5S" calcext:value-type="time">
            <text:p>23:04.5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Luciano Caret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adership Academy</text:p>
          </table:table-cell>
          <table:table-cell office:value-type="time" office:time-value="PT00H23M05.1S" calcext:value-type="time">
            <text:p>23:05.1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John Gardn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klin Academy</text:p>
          </table:table-cell>
          <table:table-cell office:value-type="time" office:time-value="PT00H23M12S" calcext:value-type="time">
            <text:p>23:12.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Finley Wer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ly Trinity Epi</text:p>
          </table:table-cell>
          <table:table-cell office:value-type="time" office:time-value="PT00H23M13.2S" calcext:value-type="time">
            <text:p>23:13.2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Alex Cice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rlington Chris</text:p>
          </table:table-cell>
          <table:table-cell office:value-type="time" office:time-value="PT00H23M17.4S" calcext:value-type="time">
            <text:p>23:17.4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Joshua Phillip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aforth</text:p>
          </table:table-cell>
          <table:table-cell office:value-type="time" office:time-value="PT00H23M19.1S" calcext:value-type="time">
            <text:p>23:19.1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hristopher Loz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adership Academy</text:p>
          </table:table-cell>
          <table:table-cell office:value-type="time" office:time-value="PT00H23M19.6S" calcext:value-type="time">
            <text:p>23:19.6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ole Henning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kefield</text:p>
          </table:table-cell>
          <table:table-cell office:value-type="time" office:time-value="PT00H23M26.4S" calcext:value-type="time">
            <text:p>23:26.4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Asher Sax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klin Academy</text:p>
          </table:table-cell>
          <table:table-cell office:value-type="time" office:time-value="PT00H23M31.5S" calcext:value-type="time">
            <text:p>23:31.5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yler Hi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berty (Bedford)</text:p>
          </table:table-cell>
          <table:table-cell office:value-type="time" office:time-value="PT00H23M32.2S" calcext:value-type="time">
            <text:p>23:32.2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Justin Pow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lliams</text:p>
          </table:table-cell>
          <table:table-cell office:value-type="time" office:time-value="PT00H23M32.4S" calcext:value-type="time">
            <text:p>23:32.4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Ryder Freem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adership Academy</text:p>
          </table:table-cell>
          <table:table-cell office:value-type="time" office:time-value="PT00H23M35.4S" calcext:value-type="time">
            <text:p>23:35.4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Leonard Akaj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nklin Academy</text:p>
          </table:table-cell>
          <table:table-cell office:value-type="time" office:time-value="PT00H23M51.3S" calcext:value-type="time">
            <text:p>23:51.3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orbin Tuck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eadership Academy</text:p>
          </table:table-cell>
          <table:table-cell office:value-type="time" office:time-value="PT00H23M58.8S" calcext:value-type="time">
            <text:p>23:58.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le Hyl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th Myrtle Beach</text:p>
          </table:table-cell>
          <table:table-cell office:value-type="time" office:time-value="PT00H24M12.3S" calcext:value-type="time">
            <text:p>24:12.3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Elisha Mort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rlington Chris</text:p>
          </table:table-cell>
          <table:table-cell office:value-type="time" office:time-value="PT00H24M14.5S" calcext:value-type="time">
            <text:p>24:14.5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Joshua Yud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vidson Day</text:p>
          </table:table-cell>
          <table:table-cell office:value-type="time" office:time-value="PT00H24M14.6S" calcext:value-type="time">
            <text:p>24:14.6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Jude We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astal Christian</text:p>
          </table:table-cell>
          <table:table-cell office:value-type="time" office:time-value="PT00H24M17.4S" calcext:value-type="time">
            <text:p>24:17.4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Benji Lo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time" office:time-value="PT00H24M21S" calcext:value-type="time">
            <text:p>24:21.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Adam Robin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vidson Day</text:p>
          </table:table-cell>
          <table:table-cell office:value-type="time" office:time-value="PT00H24M24S" calcext:value-type="time">
            <text:p>24:24.0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Jayce Card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.H. Conley</text:p>
          </table:table-cell>
          <table:table-cell office:value-type="time" office:time-value="PT00H24M27S" calcext:value-type="time">
            <text:p>24:27.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lexander Canu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adership Academy</text:p>
          </table:table-cell>
          <table:table-cell office:value-type="time" office:time-value="PT00H24M29.9S" calcext:value-type="time">
            <text:p>24:29.9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Jeremani Forant-Bernard9</text:p>
          </table:table-cell>
          <table:table-cell/>
          <table:table-cell office:value-type="string" calcext:value-type="string">
            <text:p>North Myrtle Beach</text:p>
          </table:table-cell>
          <table:table-cell office:value-type="time" office:time-value="PT00H24M34.1S" calcext:value-type="time">
            <text:p>24:34.1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Will Tuc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</table:table-cell>
          <table:table-cell office:value-type="time" office:time-value="PT00H24M35.3S" calcext:value-type="time">
            <text:p>24:35.3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olt Hag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astal Christian</text:p>
          </table:table-cell>
          <table:table-cell office:value-type="time" office:time-value="PT00H24M48.9S" calcext:value-type="time">
            <text:p>24:48.9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Aarush Jaw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venwood</text:p>
          </table:table-cell>
          <table:table-cell office:value-type="time" office:time-value="PT00H24M50.5S" calcext:value-type="time">
            <text:p>24:50.5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Jude Broussar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ddle Creek</text:p>
          </table:table-cell>
          <table:table-cell office:value-type="time" office:time-value="PT00H24M51.3S" calcext:value-type="time">
            <text:p>24:51.3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Adam Koon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adership Academy</text:p>
          </table:table-cell>
          <table:table-cell office:value-type="time" office:time-value="PT00H24M54.7S" calcext:value-type="time">
            <text:p>24:54.7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Jeffery John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lliams</text:p>
          </table:table-cell>
          <table:table-cell office:value-type="time" office:time-value="PT00H25M15.7S" calcext:value-type="time">
            <text:p>25:15.7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hristopher Harde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th Myrtle Beach</text:p>
          </table:table-cell>
          <table:table-cell office:value-type="time" office:time-value="PT00H25M40.1S" calcext:value-type="time">
            <text:p>25:40.1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ascal Mo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time" office:time-value="PT00H25M53.2S" calcext:value-type="time">
            <text:p>25:53.2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Jake Sol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nklin Academy</text:p>
          </table:table-cell>
          <table:table-cell office:value-type="time" office:time-value="PT00H25M53.3S" calcext:value-type="time">
            <text:p>25:53.3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James Powe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lliams</text:p>
          </table:table-cell>
          <table:table-cell office:value-type="time" office:time-value="PT00H25M59.5S" calcext:value-type="time">
            <text:p>25:59.5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Bill Aldridg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velock</text:p>
          </table:table-cell>
          <table:table-cell office:value-type="time" office:time-value="PT00H26M00.3S" calcext:value-type="time">
            <text:p>26:00.3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Ryder Fesper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time" office:time-value="PT00H26M09.1S" calcext:value-type="time">
            <text:p>26:09.1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Henry Hartz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adership Academy</text:p>
          </table:table-cell>
          <table:table-cell office:value-type="time" office:time-value="PT00H26M12.6S" calcext:value-type="time">
            <text:p>26:12.6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Harrison Boy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th Raleigh Ch</text:p>
          </table:table-cell>
          <table:table-cell office:value-type="time" office:time-value="PT00H26M22.3S" calcext:value-type="time">
            <text:p>26:22.3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Luke Hedgeco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adership Academy</text:p>
          </table:table-cell>
          <table:table-cell office:value-type="time" office:time-value="PT00H26M32.9S" calcext:value-type="time">
            <text:p>26:32.9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Daniel Brundidg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nklin Academy</text:p>
          </table:table-cell>
          <table:table-cell office:value-type="time" office:time-value="PT00H26M33.9S" calcext:value-type="time">
            <text:p>26:33.9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uke Lyn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klin Academy</text:p>
          </table:table-cell>
          <table:table-cell office:value-type="time" office:time-value="PT00H26M45.3S" calcext:value-type="time">
            <text:p>26:45.3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Jameson Lamberth Lambe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ritage Leadership</text:p>
          </table:table-cell>
          <table:table-cell office:value-type="time" office:time-value="PT00H26M50.6S" calcext:value-type="time">
            <text:p>26:50.6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William Ledd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ddle Creek</text:p>
          </table:table-cell>
          <table:table-cell office:value-type="time" office:time-value="PT00H26M55S" calcext:value-type="time">
            <text:p>26:55.0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Ben Car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lsingham Academy</text:p>
          </table:table-cell>
          <table:table-cell office:value-type="time" office:time-value="PT00H27M03.7S" calcext:value-type="time">
            <text:p>27:03.7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ristan Tian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time" office:time-value="PT00H27M07.9S" calcext:value-type="time">
            <text:p>27:07.9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hristopher Web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nklin Academy</text:p>
          </table:table-cell>
          <table:table-cell office:value-type="time" office:time-value="PT00H27M53.1S" calcext:value-type="time">
            <text:p>27:53.1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Maddox Hethco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rlington Chris</text:p>
          </table:table-cell>
          <table:table-cell office:value-type="time" office:time-value="PT00H28M41.4S" calcext:value-type="time">
            <text:p>28:41.4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Luke William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rlington Chris</text:p>
          </table:table-cell>
          <table:table-cell office:value-type="time" office:time-value="PT00H30M25.4S" calcext:value-type="time">
            <text:p>30:25.4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lake Worthingt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rth Raleigh Ch</text:p>
          </table:table-cell>
          <table:table-cell office:value-type="time" office:time-value="PT00H32M00.4S" calcext:value-type="time">
            <text:p>32:00.40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Team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rody Lawson </text:p>
          </table:table-cell>
          <table:table-cell/>
          <table:table-cell office:value-type="string" calcext:value-type="string">
            <text:p>Albemarle</text:p>
          </table:table-cell>
          <table:table-cell office:value-type="time" office:time-value="PT00H16M55.6S" calcext:value-type="time">
            <text:p>16:55.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Jack Mac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bemarle</text:p>
          </table:table-cell>
          <table:table-cell office:value-type="time" office:time-value="PT00H17M32.7S" calcext:value-type="time">
            <text:p>17:32.7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rett Phillip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bemarle</text:p>
          </table:table-cell>
          <table:table-cell office:value-type="time" office:time-value="PT00H17M43.6S" calcext:value-type="time">
            <text:p>17:43.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lan Pellissi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bemarle</text:p>
          </table:table-cell>
          <table:table-cell office:value-type="time" office:time-value="PT00H18M05.8S" calcext:value-type="time">
            <text:p>18:05.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li Dunc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bemarle</text:p>
          </table:table-cell>
          <table:table-cell office:value-type="time" office:time-value="PT00H18M06.2S" calcext:value-type="time">
            <text:p>18:06.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very Jup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bemarle</text:p>
          </table:table-cell>
          <table:table-cell office:value-type="time" office:time-value="PT00H18M09.8S" calcext:value-type="time">
            <text:p>18:09.8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ames Walt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bemarle</text:p>
          </table:table-cell>
          <table:table-cell office:value-type="time" office:time-value="PT00H18M13.3S" calcext:value-type="time">
            <text:p>18:13.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illiam Klose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bemarle</text:p>
          </table:table-cell>
          <table:table-cell office:value-type="time" office:time-value="PT00H18M26.7S" calcext:value-type="time">
            <text:p>18:26.7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sa Mood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bemarle</text:p>
          </table:table-cell>
          <table:table-cell office:value-type="time" office:time-value="PT00H18M37.4S" calcext:value-type="time">
            <text:p>18:37.4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arrett DeBo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bemarle</text:p>
          </table:table-cell>
          <table:table-cell office:value-type="time" office:time-value="PT00H18M40.7S" calcext:value-type="time">
            <text:p>18:40.7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Wyatt Harsha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bemarle</text:p>
          </table:table-cell>
          <table:table-cell office:value-type="time" office:time-value="PT00H18M46.2S" calcext:value-type="time">
            <text:p>18:46.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x Ma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ins</text:p>
          </table:table-cell>
          <table:table-cell office:value-type="time" office:time-value="PT00H17M08.3S" calcext:value-type="time">
            <text:p>17:08.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ee Mono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kins</text:p>
          </table:table-cell>
          <table:table-cell office:value-type="time" office:time-value="PT00H17M12.7S" calcext:value-type="time">
            <text:p>17:12.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rayden Yo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ins</text:p>
          </table:table-cell>
          <table:table-cell office:value-type="time" office:time-value="PT00H17M30.1S" calcext:value-type="time">
            <text:p>17:30.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icholas Whittingt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kins</text:p>
          </table:table-cell>
          <table:table-cell office:value-type="time" office:time-value="PT00H17M35.7S" calcext:value-type="time">
            <text:p>17:35.7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ackson Bar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kins</text:p>
          </table:table-cell>
          <table:table-cell office:value-type="time" office:time-value="PT00H18M27.4S" calcext:value-type="time">
            <text:p>18:27.4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Hank Buchan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tkins</text:p>
          </table:table-cell>
          <table:table-cell office:value-type="time" office:time-value="PT00H19M19.4S" calcext:value-type="time">
            <text:p>19:19.4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alvin Che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ins</text:p>
          </table:table-cell>
          <table:table-cell office:value-type="time" office:time-value="PT00H19M51.7S" calcext:value-type="time">
            <text:p>19:51.7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Nathan Ivers </text:p>
          </table:table-cell>
          <table:table-cell/>
          <table:table-cell office:value-type="string" calcext:value-type="string">
            <text:p>Atkins</text:p>
          </table:table-cell>
          <table:table-cell office:value-type="time" office:time-value="PT00H19M58.9S" calcext:value-type="time">
            <text:p>19:58.9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William Whittingt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ins</text:p>
          </table:table-cell>
          <table:table-cell office:value-type="time" office:time-value="PT00H20M53.7S" calcext:value-type="time">
            <text:p>20:53.7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Arthur Wakefo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kins</text:p>
          </table:table-cell>
          <table:table-cell office:value-type="time" office:time-value="PT00H21M22.6S" calcext:value-type="time">
            <text:p>21:22.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randon Elli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sis DC</text:p>
          </table:table-cell>
          <table:table-cell office:value-type="time" office:time-value="PT00H18M41.3S" calcext:value-type="time">
            <text:p>18:41.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ntiago Gonzalez-Winth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sis DC</text:p>
          </table:table-cell>
          <table:table-cell office:value-type="time" office:time-value="PT00H18M45.5S" calcext:value-type="time">
            <text:p>18:45.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vyukt Aji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sburg</text:p>
          </table:table-cell>
          <table:table-cell office:value-type="time" office:time-value="PT00H16M54.6S" calcext:value-type="time">
            <text:p>16:54.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den Cl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sburg</text:p>
          </table:table-cell>
          <table:table-cell office:value-type="time" office:time-value="PT00H16M55.4S" calcext:value-type="time">
            <text:p>16:55.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ucas Hollan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sburg</text:p>
          </table:table-cell>
          <table:table-cell office:value-type="time" office:time-value="PT00H17M03.5S" calcext:value-type="time">
            <text:p>17:03.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niel Bande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sburg</text:p>
          </table:table-cell>
          <table:table-cell office:value-type="time" office:time-value="PT00H17M07.3S" calcext:value-type="time">
            <text:p>17:07.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eece Mcf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sburg</text:p>
          </table:table-cell>
          <table:table-cell office:value-type="time" office:time-value="PT00H17M29S" calcext:value-type="time">
            <text:p>17:29.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rent Nicho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sburg</text:p>
          </table:table-cell>
          <table:table-cell office:value-type="time" office:time-value="PT00H17M29.9S" calcext:value-type="time">
            <text:p>17:29.9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ouis Semtn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sburg</text:p>
          </table:table-cell>
          <table:table-cell office:value-type="time" office:time-value="PT00H17M35.6S" calcext:value-type="time">
            <text:p>17:35.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yler Warr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sburg</text:p>
          </table:table-cell>
          <table:table-cell office:value-type="time" office:time-value="PT00H17M58.9S" calcext:value-type="time">
            <text:p>17:58.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iden Carri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sburg</text:p>
          </table:table-cell>
          <table:table-cell office:value-type="time" office:time-value="PT00H18M18.7S" calcext:value-type="time">
            <text:p>18:18.7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avid Knigh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entsville</text:p>
          </table:table-cell>
          <table:table-cell office:value-type="time" office:time-value="PT00H18M22.4S" calcext:value-type="time">
            <text:p>18:22.4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Jonas Westerman </text:p>
          </table:table-cell>
          <table:table-cell/>
          <table:table-cell office:value-type="string" calcext:value-type="string">
            <text:p>Brentsville</text:p>
          </table:table-cell>
          <table:table-cell office:value-type="time" office:time-value="PT00H19M32.1S" calcext:value-type="time">
            <text:p>19:32.1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ylan Dreyfus </text:p>
          </table:table-cell>
          <table:table-cell/>
          <table:table-cell office:value-type="string" calcext:value-type="string">
            <text:p>Brentsville</text:p>
          </table:table-cell>
          <table:table-cell office:value-type="time" office:time-value="PT00H19M37.6S" calcext:value-type="time">
            <text:p>19:37.6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Anthony Murr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entsville</text:p>
          </table:table-cell>
          <table:table-cell office:value-type="time" office:time-value="PT00H20M12.5S" calcext:value-type="time">
            <text:p>20:12.5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Tobias Crespo </text:p>
          </table:table-cell>
          <table:table-cell/>
          <table:table-cell office:value-type="string" calcext:value-type="string">
            <text:p>Brentsville</text:p>
          </table:table-cell>
          <table:table-cell office:value-type="time" office:time-value="PT00H20M45.1S" calcext:value-type="time">
            <text:p>20:45.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Zayden Snoo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entsville</text:p>
          </table:table-cell>
          <table:table-cell office:value-type="time" office:time-value="PT00H22M30.7S" calcext:value-type="time">
            <text:p>22:30.7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Eli Hammo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rlington Chris</text:p>
          </table:table-cell>
          <table:table-cell office:value-type="time" office:time-value="PT00H19M53.6S" calcext:value-type="time">
            <text:p>19:53.6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Josh Cockerh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rlington Chris</text:p>
          </table:table-cell>
          <table:table-cell office:value-type="time" office:time-value="PT00H19M57S" calcext:value-type="time">
            <text:p>19:57.0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olin Godw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rlington Chris</text:p>
          </table:table-cell>
          <table:table-cell office:value-type="time" office:time-value="PT00H22M57.8S" calcext:value-type="time">
            <text:p>22:57.8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Alex Cice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rlington Chris</text:p>
          </table:table-cell>
          <table:table-cell office:value-type="time" office:time-value="PT00H23M17.4S" calcext:value-type="time">
            <text:p>23:17.4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Elisha Mort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rlington Chris</text:p>
          </table:table-cell>
          <table:table-cell office:value-type="time" office:time-value="PT00H24M14.5S" calcext:value-type="time">
            <text:p>24:14.5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Maddox Hethco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rlington Chris</text:p>
          </table:table-cell>
          <table:table-cell office:value-type="time" office:time-value="PT00H28M41.4S" calcext:value-type="time">
            <text:p>28:41.4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Luke William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rlington Chris</text:p>
          </table:table-cell>
          <table:table-cell office:value-type="time" office:time-value="PT00H30M25.4S" calcext:value-type="time">
            <text:p>30:25.4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Jarett Price </text:p>
          </table:table-cell>
          <table:table-cell/>
          <table:table-cell office:value-type="string" calcext:value-type="string">
            <text:p>Cape Fear Academy</text:p>
          </table:table-cell>
          <table:table-cell office:value-type="time" office:time-value="PT00H18M42.2S" calcext:value-type="time">
            <text:p>18:42.2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Owen Holt </text:p>
          </table:table-cell>
          <table:table-cell/>
          <table:table-cell office:value-type="string" calcext:value-type="string">
            <text:p>Cape Fear Academy</text:p>
          </table:table-cell>
          <table:table-cell office:value-type="time" office:time-value="PT00H18M46.7S" calcext:value-type="time">
            <text:p>18:46.7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hristian Miller </text:p>
          </table:table-cell>
          <table:table-cell/>
          <table:table-cell office:value-type="string" calcext:value-type="string">
            <text:p>Cape Fear Academy</text:p>
          </table:table-cell>
          <table:table-cell office:value-type="time" office:time-value="PT00H20M21S" calcext:value-type="time">
            <text:p>20:21.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Rain Lin </text:p>
          </table:table-cell>
          <table:table-cell/>
          <table:table-cell office:value-type="string" calcext:value-type="string">
            <text:p>Cape Fear Academy</text:p>
          </table:table-cell>
          <table:table-cell office:value-type="time" office:time-value="PT00H20M58.9S" calcext:value-type="time">
            <text:p>20:58.9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William Neuwirth </text:p>
          </table:table-cell>
          <table:table-cell/>
          <table:table-cell office:value-type="string" calcext:value-type="string">
            <text:p>Cape Fear Academy</text:p>
          </table:table-cell>
          <table:table-cell office:value-type="time" office:time-value="PT00H21M49.6S" calcext:value-type="time">
            <text:p>21:49.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yan Matthew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dar Ridge</text:p>
          </table:table-cell>
          <table:table-cell office:value-type="time" office:time-value="PT00H17M00.9S" calcext:value-type="time">
            <text:p>17:00.9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enry Alexa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dar Ridge</text:p>
          </table:table-cell>
          <table:table-cell office:value-type="time" office:time-value="PT00H17M11.6S" calcext:value-type="time">
            <text:p>17:11.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athan Walter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dar Ridge</text:p>
          </table:table-cell>
          <table:table-cell office:value-type="time" office:time-value="PT00H17M15.9S" calcext:value-type="time">
            <text:p>17:15.9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ohn Ngunjiri J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dar Ridge</text:p>
          </table:table-cell>
          <table:table-cell office:value-type="time" office:time-value="PT00H17M17.5S" calcext:value-type="time">
            <text:p>17:17.5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ichael O'Mel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dar Ridge</text:p>
          </table:table-cell>
          <table:table-cell office:value-type="time" office:time-value="PT00H19M05.6S" calcext:value-type="time">
            <text:p>19:05.6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andin Till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dar Ridge</text:p>
          </table:table-cell>
          <table:table-cell office:value-type="time" office:time-value="PT00H19M29.6S" calcext:value-type="time">
            <text:p>19:29.6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llum Hin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dar Ridge</text:p>
          </table:table-cell>
          <table:table-cell office:value-type="time" office:time-value="PT00H19M42.5S" calcext:value-type="time">
            <text:p>19:42.5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Elie Ndahiriw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dar Ridge</text:p>
          </table:table-cell>
          <table:table-cell office:value-type="time" office:time-value="PT00H20M45.5S" calcext:value-type="time">
            <text:p>20:45.5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William Neum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dar Ridge</text:p>
          </table:table-cell>
          <table:table-cell office:value-type="time" office:time-value="PT00H21M06.3S" calcext:value-type="time">
            <text:p>21:06.3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lex Bohl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ver</text:p>
          </table:table-cell>
          <table:table-cell office:value-type="time" office:time-value="PT00H17M36.2S" calcext:value-type="time">
            <text:p>17:36.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ante Hudna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ver</text:p>
          </table:table-cell>
          <table:table-cell office:value-type="time" office:time-value="PT00H17M59.6S" calcext:value-type="time">
            <text:p>17:59.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hase Hensl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over</text:p>
          </table:table-cell>
          <table:table-cell office:value-type="time" office:time-value="PT00H18M08.4S" calcext:value-type="time">
            <text:p>18:08.4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idan Barkaw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ver</text:p>
          </table:table-cell>
          <table:table-cell office:value-type="time" office:time-value="PT00H18M23.8S" calcext:value-type="time">
            <text:p>18:23.8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William Kolodziej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ver</text:p>
          </table:table-cell>
          <table:table-cell office:value-type="time" office:time-value="PT00H18M37.7S" calcext:value-type="time">
            <text:p>18:37.7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Isaac Lich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over</text:p>
          </table:table-cell>
          <table:table-cell office:value-type="time" office:time-value="PT00H18M57.2S" calcext:value-type="time">
            <text:p>18:57.2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elgado Dominguez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ver</text:p>
          </table:table-cell>
          <table:table-cell office:value-type="time" office:time-value="PT00H19M12S" calcext:value-type="time">
            <text:p>19:12.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avin Corbet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ver</text:p>
          </table:table-cell>
          <table:table-cell office:value-type="time" office:time-value="PT00H19M41.7S" calcext:value-type="time">
            <text:p>19:41.7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Ford Froeli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ver</text:p>
          </table:table-cell>
          <table:table-cell office:value-type="time" office:time-value="PT00H20M36.7S" calcext:value-type="time">
            <text:p>20:36.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les Herrman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astal Christian</text:p>
          </table:table-cell>
          <table:table-cell office:value-type="time" office:time-value="PT00H17M11.2S" calcext:value-type="time">
            <text:p>17:11.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icah Shor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astal Christian</text:p>
          </table:table-cell>
          <table:table-cell office:value-type="time" office:time-value="PT00H17M42S" calcext:value-type="time">
            <text:p>17:42.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le William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astal Christian</text:p>
          </table:table-cell>
          <table:table-cell office:value-type="time" office:time-value="PT00H18M34S" calcext:value-type="time">
            <text:p>18:34.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j Brow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astal Christian</text:p>
          </table:table-cell>
          <table:table-cell office:value-type="time" office:time-value="PT00H19M14.3S" calcext:value-type="time">
            <text:p>19:14.3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harlie Bar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astal Christian</text:p>
          </table:table-cell>
          <table:table-cell office:value-type="time" office:time-value="PT00H20M02.9S" calcext:value-type="time">
            <text:p>20:02.9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Ryder Newt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astal Christian</text:p>
          </table:table-cell>
          <table:table-cell office:value-type="time" office:time-value="PT00H20M24.4S" calcext:value-type="time">
            <text:p>20:24.4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Eli Salv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astal Christian</text:p>
          </table:table-cell>
          <table:table-cell office:value-type="time" office:time-value="PT00H20M25S" calcext:value-type="time">
            <text:p>20:25.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Jc Newber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astal Christian</text:p>
          </table:table-cell>
          <table:table-cell office:value-type="time" office:time-value="PT00H20M55.7S" calcext:value-type="time">
            <text:p>20:55.7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Braxton Tonk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astal Christian</text:p>
          </table:table-cell>
          <table:table-cell office:value-type="time" office:time-value="PT00H21M27.9S" calcext:value-type="time">
            <text:p>21:27.9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ole We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astal Christian</text:p>
          </table:table-cell>
          <table:table-cell office:value-type="time" office:time-value="PT00H21M54.8S" calcext:value-type="time">
            <text:p>21:54.8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Jude We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astal Christian</text:p>
          </table:table-cell>
          <table:table-cell office:value-type="time" office:time-value="PT00H24M17.4S" calcext:value-type="time">
            <text:p>24:17.4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olt Hag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astal Christian</text:p>
          </table:table-cell>
          <table:table-cell office:value-type="time" office:time-value="PT00H24M48.9S" calcext:value-type="time">
            <text:p>24:48.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even Nie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lonial Forge</text:p>
          </table:table-cell>
          <table:table-cell office:value-type="time" office:time-value="PT00H16M41.7S" calcext:value-type="time">
            <text:p>16:41.7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ack Tetreaul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lonial Forge</text:p>
          </table:table-cell>
          <table:table-cell office:value-type="time" office:time-value="PT00H17M51.3S" calcext:value-type="time">
            <text:p>17:51.3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iden Ni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lonial Forge</text:p>
          </table:table-cell>
          <table:table-cell office:value-type="time" office:time-value="PT00H18M20.2S" calcext:value-type="time">
            <text:p>18:20.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ichael Kah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lonial Forge</text:p>
          </table:table-cell>
          <table:table-cell office:value-type="time" office:time-value="PT00H18M33.4S" calcext:value-type="time">
            <text:p>18:33.4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avier Rain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lonial Forge</text:p>
          </table:table-cell>
          <table:table-cell office:value-type="time" office:time-value="PT00H18M39.9S" calcext:value-type="time">
            <text:p>18:39.9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yan Wickh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lonial Forge</text:p>
          </table:table-cell>
          <table:table-cell office:value-type="time" office:time-value="PT00H19M27.3S" calcext:value-type="time">
            <text:p>19:27.3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Liam McGarrit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lonial Forge</text:p>
          </table:table-cell>
          <table:table-cell office:value-type="time" office:time-value="PT00H19M47.4S" calcext:value-type="time">
            <text:p>19:47.4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Landon Watter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lonial Forge</text:p>
          </table:table-cell>
          <table:table-cell office:value-type="time" office:time-value="PT00H20M05.2S" calcext:value-type="time">
            <text:p>20:05.2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ustin Key </text:p>
          </table:table-cell>
          <table:table-cell/>
          <table:table-cell office:value-type="string" calcext:value-type="string">
            <text:p>Colonial Forge</text:p>
          </table:table-cell>
          <table:table-cell office:value-type="time" office:time-value="PT00H20M41.4S" calcext:value-type="time">
            <text:p>20:41.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ryson Calki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unity School</text:p>
          </table:table-cell>
          <table:table-cell office:value-type="time" office:time-value="PT00H18M45.9S" calcext:value-type="time">
            <text:p>18:45.9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uke Weatherbe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munity School</text:p>
          </table:table-cell>
          <table:table-cell office:value-type="time" office:time-value="PT00H19M40.1S" calcext:value-type="time">
            <text:p>19:40.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ole Whitesi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munity School</text:p>
          </table:table-cell>
          <table:table-cell office:value-type="time" office:time-value="PT00H20M08.8S" calcext:value-type="time">
            <text:p>20:08.8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Liam Hog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munity School</text:p>
          </table:table-cell>
          <table:table-cell office:value-type="time" office:time-value="PT00H20M17.2S" calcext:value-type="time">
            <text:p>20:17.2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axwell Sheal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munity School</text:p>
          </table:table-cell>
          <table:table-cell office:value-type="time" office:time-value="PT00H21M26.1S" calcext:value-type="time">
            <text:p>21:26.1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Blake Tap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munity School</text:p>
          </table:table-cell>
          <table:table-cell office:value-type="time" office:time-value="PT00H21M55.2S" calcext:value-type="time">
            <text:p>21:55.2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Ayden Tressl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munity School</text:p>
          </table:table-cell>
          <table:table-cell office:value-type="time" office:time-value="PT00H22M23.5S" calcext:value-type="time">
            <text:p>22:23.5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Keenan Addi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munity School</text:p>
          </table:table-cell>
          <table:table-cell office:value-type="time" office:time-value="PT00H22M58.3S" calcext:value-type="time">
            <text:p>22:58.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wyer Dunc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venant Day</text:p>
          </table:table-cell>
          <table:table-cell office:value-type="time" office:time-value="PT00H16M36S" calcext:value-type="time">
            <text:p>16:36.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dson Agget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venant Day</text:p>
          </table:table-cell>
          <table:table-cell office:value-type="time" office:time-value="PT00H17M09.8S" calcext:value-type="time">
            <text:p>17:09.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than Wel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venant Day</text:p>
          </table:table-cell>
          <table:table-cell office:value-type="time" office:time-value="PT00H17M25.9S" calcext:value-type="time">
            <text:p>17:25.9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ack Bola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venant Day</text:p>
          </table:table-cell>
          <table:table-cell office:value-type="time" office:time-value="PT00H17M28.4S" calcext:value-type="time">
            <text:p>17:28.4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raham Mey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venant Day</text:p>
          </table:table-cell>
          <table:table-cell office:value-type="time" office:time-value="PT00H18M00.5S" calcext:value-type="time">
            <text:p>18:00.5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oey John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venant Day</text:p>
          </table:table-cell>
          <table:table-cell office:value-type="time" office:time-value="PT00H18M15.4S" calcext:value-type="time">
            <text:p>18:15.4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ooper Jame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venant Day</text:p>
          </table:table-cell>
          <table:table-cell office:value-type="time" office:time-value="PT00H18M38.8S" calcext:value-type="time">
            <text:p>18:38.8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saac You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thbertson</text:p>
          </table:table-cell>
          <table:table-cell office:value-type="time" office:time-value="PT00H17M31.2S" calcext:value-type="time">
            <text:p>17:31.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ichael Mallozz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hbertson</text:p>
          </table:table-cell>
          <table:table-cell office:value-type="time" office:time-value="PT00H18M09.4S" calcext:value-type="time">
            <text:p>18:09.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uncan Mcrori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uthbertson</text:p>
          </table:table-cell>
          <table:table-cell office:value-type="time" office:time-value="PT00H18M15.3S" calcext:value-type="time">
            <text:p>18:15.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Nick Ry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hbertson</text:p>
          </table:table-cell>
          <table:table-cell office:value-type="time" office:time-value="PT00H18M34.7S" calcext:value-type="time">
            <text:p>18:34.7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shton Onthan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uthbertson</text:p>
          </table:table-cell>
          <table:table-cell office:value-type="time" office:time-value="PT00H18M36.7S" calcext:value-type="time">
            <text:p>18:36.7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ianni Huert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uthbertson</text:p>
          </table:table-cell>
          <table:table-cell office:value-type="time" office:time-value="PT00H18M57.2S" calcext:value-type="time">
            <text:p>18:57.2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bhinav Surapanen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hbertson</text:p>
          </table:table-cell>
          <table:table-cell office:value-type="time" office:time-value="PT00H18M57.5S" calcext:value-type="time">
            <text:p>18:57.5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iden Castell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hbertson</text:p>
          </table:table-cell>
          <table:table-cell office:value-type="time" office:time-value="PT00H19M08.4S" calcext:value-type="time">
            <text:p>19:08.4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Max Kerm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hbertson</text:p>
          </table:table-cell>
          <table:table-cell office:value-type="time" office:time-value="PT00H19M38.7S" calcext:value-type="time">
            <text:p>19:38.7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ebastian Smi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uthbertson</text:p>
          </table:table-cell>
          <table:table-cell office:value-type="time" office:time-value="PT00H19M42.9S" calcext:value-type="time">
            <text:p>19:42.9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Noah Leon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thbertson</text:p>
          </table:table-cell>
          <table:table-cell office:value-type="time" office:time-value="PT00H19M45.9S" calcext:value-type="time">
            <text:p>19:45.9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Paul Bu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thbertson</text:p>
          </table:table-cell>
          <table:table-cell office:value-type="time" office:time-value="PT00H20M58.3S" calcext:value-type="time">
            <text:p>20:58.3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Nicholas Ausla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thbertson</text:p>
          </table:table-cell>
          <table:table-cell office:value-type="time" office:time-value="PT00H21M03.9S" calcext:value-type="time">
            <text:p>21:03.9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Hayden Houlih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uthbertson</text:p>
          </table:table-cell>
          <table:table-cell office:value-type="time" office:time-value="PT00H21M42.7S" calcext:value-type="time">
            <text:p>21:42.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ristian Villasen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.H. Conley</text:p>
          </table:table-cell>
          <table:table-cell office:value-type="time" office:time-value="PT00H16M50S" calcext:value-type="time">
            <text:p>16:50.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pencer Runde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.H. Conley</text:p>
          </table:table-cell>
          <table:table-cell office:value-type="time" office:time-value="PT00H17M25.5S" calcext:value-type="time">
            <text:p>17:25.5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Evan Jab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.H. Conley</text:p>
          </table:table-cell>
          <table:table-cell office:value-type="time" office:time-value="PT00H20M52.1S" calcext:value-type="time">
            <text:p>20:52.1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iden Osbur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21M30.7S" calcext:value-type="time">
            <text:p>21:30.7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eth Colli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.H. Conley</text:p>
          </table:table-cell>
          <table:table-cell office:value-type="time" office:time-value="PT00H21M35.8S" calcext:value-type="time">
            <text:p>21:35.8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Bryson Dil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.H. Conley</text:p>
          </table:table-cell>
          <table:table-cell office:value-type="time" office:time-value="PT00H21M36.9S" calcext:value-type="time">
            <text:p>21:36.9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Noah Windl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office:value-type="time" office:time-value="PT00H22M25.1S" calcext:value-type="time">
            <text:p>22:25.1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Andrew Bel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.H. Conley</text:p>
          </table:table-cell>
          <table:table-cell office:value-type="time" office:time-value="PT00H22M37.9S" calcext:value-type="time">
            <text:p>22:37.9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Jayce Card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.H. Conley</text:p>
          </table:table-cell>
          <table:table-cell office:value-type="time" office:time-value="PT00H24M27S" calcext:value-type="time">
            <text:p>24:27.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dward Haponi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vidson Day</text:p>
          </table:table-cell>
          <table:table-cell office:value-type="time" office:time-value="PT00H17M04.1S" calcext:value-type="time">
            <text:p>17:04.1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atthew Dot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vidson Day</text:p>
          </table:table-cell>
          <table:table-cell office:value-type="time" office:time-value="PT00H18M49.3S" calcext:value-type="time">
            <text:p>18:49.3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Parker Mart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vidson Day</text:p>
          </table:table-cell>
          <table:table-cell office:value-type="time" office:time-value="PT00H21M32.9S" calcext:value-type="time">
            <text:p>21:32.9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Wyatt Hoov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vidson Day</text:p>
          </table:table-cell>
          <table:table-cell office:value-type="time" office:time-value="PT00H22M12S" calcext:value-type="time">
            <text:p>22:12.0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Alex Tinell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vidson Day</text:p>
          </table:table-cell>
          <table:table-cell office:value-type="time" office:time-value="PT00H22M32.7S" calcext:value-type="time">
            <text:p>22:32.7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Joshua Yud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vidson Day</text:p>
          </table:table-cell>
          <table:table-cell office:value-type="time" office:time-value="PT00H24M14.6S" calcext:value-type="time">
            <text:p>24:14.6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Adam Robin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vidson Day</text:p>
          </table:table-cell>
          <table:table-cell office:value-type="time" office:time-value="PT00H24M24S" calcext:value-type="time">
            <text:p>24:24.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amon Martine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C International</text:p>
          </table:table-cell>
          <table:table-cell office:value-type="time" office:time-value="PT00H18M34S" calcext:value-type="time">
            <text:p>18:34.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Nehemaih McGe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C International</text:p>
          </table:table-cell>
          <table:table-cell office:value-type="time" office:time-value="PT00H19M28.7S" calcext:value-type="time">
            <text:p>19:28.7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Robert Szathma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C International</text:p>
          </table:table-cell>
          <table:table-cell office:value-type="time" office:time-value="PT00H20M09.7S" calcext:value-type="time">
            <text:p>20:09.7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Eli William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C International</text:p>
          </table:table-cell>
          <table:table-cell office:value-type="time" office:time-value="PT00H20M44.4S" calcext:value-type="time">
            <text:p>20:44.4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Bobby Lyo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C International</text:p>
          </table:table-cell>
          <table:table-cell office:value-type="time" office:time-value="PT00H22M26.7S" calcext:value-type="time">
            <text:p>22:26.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eckett Lun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rsyth Home Edu</text:p>
          </table:table-cell>
          <table:table-cell office:value-type="time" office:time-value="PT00H17M43.7S" calcext:value-type="time">
            <text:p>17:43.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ohn Spe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orsyth Home Edu</text:p>
          </table:table-cell>
          <table:table-cell office:value-type="time" office:time-value="PT00H17M57.2S" calcext:value-type="time">
            <text:p>17:57.2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ylor William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rsyth Home Edu</text:p>
          </table:table-cell>
          <table:table-cell office:value-type="time" office:time-value="PT00H19M15.3S" calcext:value-type="time">
            <text:p>19:15.3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attler Hanco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orsyth Home Edu</text:p>
          </table:table-cell>
          <table:table-cell office:value-type="time" office:time-value="PT00H19M21.2S" calcext:value-type="time">
            <text:p>19:21.2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atthew Spe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rsyth Home Edu</text:p>
          </table:table-cell>
          <table:table-cell office:value-type="time" office:time-value="PT00H19M23.2S" calcext:value-type="time">
            <text:p>19:23.2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bram Hanco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rsyth Home Edu</text:p>
          </table:table-cell>
          <table:table-cell office:value-type="time" office:time-value="PT00H20M39.4S" calcext:value-type="time">
            <text:p>20:39.4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Eli Sim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rsyth Home Edu</text:p>
          </table:table-cell>
          <table:table-cell office:value-type="time" office:time-value="PT00H21M31.5S" calcext:value-type="time">
            <text:p>21:31.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aron Britt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nklin Academy</text:p>
          </table:table-cell>
          <table:table-cell office:value-type="time" office:time-value="PT00H18M18.7S" calcext:value-type="time">
            <text:p>18:18.7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ason Bark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nklin Academy</text:p>
          </table:table-cell>
          <table:table-cell office:value-type="time" office:time-value="PT00H18M28.8S" calcext:value-type="time">
            <text:p>18:28.8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olton Mil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klin Academy</text:p>
          </table:table-cell>
          <table:table-cell office:value-type="time" office:time-value="PT00H19M07.5S" calcext:value-type="time">
            <text:p>19:07.5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eth Brazi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nklin Academy</text:p>
          </table:table-cell>
          <table:table-cell office:value-type="time" office:time-value="PT00H19M45.4S" calcext:value-type="time">
            <text:p>19:45.4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Dillion Bar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klin Academy</text:p>
          </table:table-cell>
          <table:table-cell office:value-type="time" office:time-value="PT00H19M46.9S" calcext:value-type="time">
            <text:p>19:46.9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Aidan Her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klin Academy</text:p>
          </table:table-cell>
          <table:table-cell office:value-type="time" office:time-value="PT00H19M58.7S" calcext:value-type="time">
            <text:p>19:58.7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Grady Smit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nklin Academy</text:p>
          </table:table-cell>
          <table:table-cell office:value-type="time" office:time-value="PT00H20M31.8S" calcext:value-type="time">
            <text:p>20:31.8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Noah Brazi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klin Academy</text:p>
          </table:table-cell>
          <table:table-cell office:value-type="time" office:time-value="PT00H21M30.8S" calcext:value-type="time">
            <text:p>21:30.8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Rhys Nieman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nklin Academy</text:p>
          </table:table-cell>
          <table:table-cell office:value-type="time" office:time-value="PT00H21M32.8S" calcext:value-type="time">
            <text:p>21:32.8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Kian Pat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klin Academy</text:p>
          </table:table-cell>
          <table:table-cell office:value-type="time" office:time-value="PT00H21M41.8S" calcext:value-type="time">
            <text:p>21:41.8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ndrew Bondur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nklin Academy</text:p>
          </table:table-cell>
          <table:table-cell office:value-type="time" office:time-value="PT00H22M15.2S" calcext:value-type="time">
            <text:p>22:15.2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Zach Brow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nklin Academy</text:p>
          </table:table-cell>
          <table:table-cell office:value-type="time" office:time-value="PT00H22M22.4S" calcext:value-type="time">
            <text:p>22:22.4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John Gardn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klin Academy</text:p>
          </table:table-cell>
          <table:table-cell office:value-type="time" office:time-value="PT00H23M12S" calcext:value-type="time">
            <text:p>23:12.0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Asher Sax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klin Academy</text:p>
          </table:table-cell>
          <table:table-cell office:value-type="time" office:time-value="PT00H23M31.5S" calcext:value-type="time">
            <text:p>23:31.5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Leonard Akaj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nklin Academy</text:p>
          </table:table-cell>
          <table:table-cell office:value-type="time" office:time-value="PT00H23M51.3S" calcext:value-type="time">
            <text:p>23:51.3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Jake Sol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nklin Academy</text:p>
          </table:table-cell>
          <table:table-cell office:value-type="time" office:time-value="PT00H25M53.3S" calcext:value-type="time">
            <text:p>25:53.3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Daniel Brundidg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nklin Academy</text:p>
          </table:table-cell>
          <table:table-cell office:value-type="time" office:time-value="PT00H26M33.9S" calcext:value-type="time">
            <text:p>26:33.9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uke Lyn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klin Academy</text:p>
          </table:table-cell>
          <table:table-cell office:value-type="time" office:time-value="PT00H26M45.3S" calcext:value-type="time">
            <text:p>26:45.3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hristopher Web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nklin Academy</text:p>
          </table:table-cell>
          <table:table-cell office:value-type="time" office:time-value="PT00H27M53.1S" calcext:value-type="time">
            <text:p>27:53.1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Henry Fowl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ston Christian</text:p>
          </table:table-cell>
          <table:table-cell office:value-type="time" office:time-value="PT00H19M54.2S" calcext:value-type="time">
            <text:p>19:54.2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Nathan Eastbur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aston Christian</text:p>
          </table:table-cell>
          <table:table-cell office:value-type="time" office:time-value="PT00H20M27.5S" calcext:value-type="time">
            <text:p>20:27.5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JR But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ston Christian</text:p>
          </table:table-cell>
          <table:table-cell office:value-type="time" office:time-value="PT00H20M29.3S" calcext:value-type="time">
            <text:p>20:29.3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Brayden Rei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aston Christian</text:p>
          </table:table-cell>
          <table:table-cell office:value-type="time" office:time-value="PT00H20M39.7S" calcext:value-type="time">
            <text:p>20:39.7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Luke Weism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aston Christian</text:p>
          </table:table-cell>
          <table:table-cell office:value-type="time" office:time-value="PT00H20M42S" calcext:value-type="time">
            <text:p>20:42.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Foster Cloning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ston Christian</text:p>
          </table:table-cell>
          <table:table-cell office:value-type="time" office:time-value="PT00H20M46.5S" calcext:value-type="time">
            <text:p>20:46.5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Matthew McGrin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ston Christian</text:p>
          </table:table-cell>
          <table:table-cell office:value-type="time" office:time-value="PT00H21M17.3S" calcext:value-type="time">
            <text:p>21:17.3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Rohan Krishnamurth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ston Christian</text:p>
          </table:table-cell>
          <table:table-cell office:value-type="time" office:time-value="PT00H21M19.4S" calcext:value-type="time">
            <text:p>21:19.4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William Chor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ston Christian</text:p>
          </table:table-cell>
          <table:table-cell office:value-type="time" office:time-value="PT00H21M30.8S" calcext:value-type="time">
            <text:p>21:30.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tthew Ka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orge C Marshall</text:p>
          </table:table-cell>
          <table:table-cell office:value-type="time" office:time-value="PT00H16M51.7S" calcext:value-type="time">
            <text:p>16:51.7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liver Scot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orge C Marshall</text:p>
          </table:table-cell>
          <table:table-cell office:value-type="time" office:time-value="PT00H17M35.2S" calcext:value-type="time">
            <text:p>17:35.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ack Mil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orge C Marshall</text:p>
          </table:table-cell>
          <table:table-cell office:value-type="time" office:time-value="PT00H17M41.1S" calcext:value-type="time">
            <text:p>17:41.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ames Fis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orge C Marshall</text:p>
          </table:table-cell>
          <table:table-cell office:value-type="time" office:time-value="PT00H17M59.4S" calcext:value-type="time">
            <text:p>17:59.4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onathan P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orge C Marshall</text:p>
          </table:table-cell>
          <table:table-cell office:value-type="time" office:time-value="PT00H18M10.9S" calcext:value-type="time">
            <text:p>18:10.9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aen Jon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orge C Marshall</text:p>
          </table:table-cell>
          <table:table-cell office:value-type="time" office:time-value="PT00H18M41.5S" calcext:value-type="time">
            <text:p>18:41.5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Elijah Smit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orge C Marshall</text:p>
          </table:table-cell>
          <table:table-cell office:value-type="time" office:time-value="PT00H18M52.4S" calcext:value-type="time">
            <text:p>18:52.4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ierce Taruta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orge C Marshall</text:p>
          </table:table-cell>
          <table:table-cell office:value-type="time" office:time-value="PT00H19M00.5S" calcext:value-type="time">
            <text:p>19:00.5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ynn Wottawa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orge C Marshall</text:p>
          </table:table-cell>
          <table:table-cell office:value-type="time" office:time-value="PT00H19M16.2S" calcext:value-type="time">
            <text:p>19:16.2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Jason Smi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orge C Marshall</text:p>
          </table:table-cell>
          <table:table-cell office:value-type="time" office:time-value="PT00H19M25.6S" calcext:value-type="time">
            <text:p>19:25.6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adden Hart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orge C Marshall</text:p>
          </table:table-cell>
          <table:table-cell office:value-type="time" office:time-value="PT00H19M43.8S" calcext:value-type="time">
            <text:p>19:43.8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ascha O'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orge C Marshall</text:p>
          </table:table-cell>
          <table:table-cell office:value-type="time" office:time-value="PT00H20M12S" calcext:value-type="time">
            <text:p>20:12.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merson Karim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orge C Marshall</text:p>
          </table:table-cell>
          <table:table-cell office:value-type="time" office:time-value="PT00H20M35.1S" calcext:value-type="time">
            <text:p>20:35.1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yan J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orge C Marshall</text:p>
          </table:table-cell>
          <table:table-cell office:value-type="time" office:time-value="PT00H21M16.1S" calcext:value-type="time">
            <text:p>21:16.1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James Zuccolott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orge C Marshall</text:p>
          </table:table-cell>
          <table:table-cell office:value-type="time" office:time-value="PT00H22M01.6S" calcext:value-type="time">
            <text:p>22:01.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saac Jenk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fton (VA)</text:p>
          </table:table-cell>
          <table:table-cell office:value-type="time" office:time-value="PT00H17M40.2S" calcext:value-type="time">
            <text:p>17:40.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ole Fric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fton (VA)</text:p>
          </table:table-cell>
          <table:table-cell office:value-type="time" office:time-value="PT00H17M55.9S" calcext:value-type="time">
            <text:p>17:55.9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Oran Bar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fton (VA)</text:p>
          </table:table-cell>
          <table:table-cell office:value-type="time" office:time-value="PT00H18M15S" calcext:value-type="time">
            <text:p>18:15.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Davis Map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fton (VA)</text:p>
          </table:table-cell>
          <table:table-cell office:value-type="time" office:time-value="PT00H19M10.6S" calcext:value-type="time">
            <text:p>19:10.6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y Schas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afton (VA)</text:p>
          </table:table-cell>
          <table:table-cell office:value-type="time" office:time-value="PT00H19M28.7S" calcext:value-type="time">
            <text:p>19:28.7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Landon Partingt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fton (VA)</text:p>
          </table:table-cell>
          <table:table-cell office:value-type="time" office:time-value="PT00H19M35.1S" calcext:value-type="time">
            <text:p>19:35.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alvin Ter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fton (VA)</text:p>
          </table:table-cell>
          <table:table-cell office:value-type="time" office:time-value="PT00H19M36S" calcext:value-type="time">
            <text:p>19:36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hael MJ Niggemy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afton (WV)</text:p>
          </table:table-cell>
          <table:table-cell office:value-type="time" office:time-value="PT00H16M12.6S" calcext:value-type="time">
            <text:p>16:12.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lson Ann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fton (WV)</text:p>
          </table:table-cell>
          <table:table-cell office:value-type="time" office:time-value="PT00H17M13.5S" calcext:value-type="time">
            <text:p>17:13.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ase Mai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fton (WV)</text:p>
          </table:table-cell>
          <table:table-cell office:value-type="time" office:time-value="PT00H17M14.4S" calcext:value-type="time">
            <text:p>17:14.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riar Lar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fton (WV)</text:p>
          </table:table-cell>
          <table:table-cell office:value-type="time" office:time-value="PT00H18M02.5S" calcext:value-type="time">
            <text:p>18:02.5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saac You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fton (WV)</text:p>
          </table:table-cell>
          <table:table-cell office:value-type="time" office:time-value="PT00H18M21.9S" calcext:value-type="time">
            <text:p>18:21.9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meron Gr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fton (WV)</text:p>
          </table:table-cell>
          <table:table-cell office:value-type="time" office:time-value="PT00H18M41S" calcext:value-type="time">
            <text:p>18:41.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John Gouz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fton (WV)</text:p>
          </table:table-cell>
          <table:table-cell office:value-type="time" office:time-value="PT00H18M52.8S" calcext:value-type="time">
            <text:p>18:52.8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aleb Edwar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fton (WV)</text:p>
          </table:table-cell>
          <table:table-cell office:value-type="time" office:time-value="PT00H20M00.3S" calcext:value-type="time">
            <text:p>20:00.3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Mason Nes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fton (WV)</text:p>
          </table:table-cell>
          <table:table-cell office:value-type="time" office:time-value="PT00H21M37S" calcext:value-type="time">
            <text:p>21:37.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Nikolas (Niko) Killi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en Level</text:p>
          </table:table-cell>
          <table:table-cell office:value-type="time" office:time-value="PT00H19M01.3S" calcext:value-type="time">
            <text:p>19:01.3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Jaival Pat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en Level</text:p>
          </table:table-cell>
          <table:table-cell office:value-type="time" office:time-value="PT00H19M17.1S" calcext:value-type="time">
            <text:p>19:17.1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uke Abe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en Level</text:p>
          </table:table-cell>
          <table:table-cell office:value-type="time" office:time-value="PT00H19M21.3S" calcext:value-type="time">
            <text:p>19:21.3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avis Hun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en Level</text:p>
          </table:table-cell>
          <table:table-cell office:value-type="time" office:time-value="PT00H19M31.8S" calcext:value-type="time">
            <text:p>19:31.8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hyam L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en Level</text:p>
          </table:table-cell>
          <table:table-cell office:value-type="time" office:time-value="PT00H19M40.3S" calcext:value-type="time">
            <text:p>19:40.3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iden Roge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en Level</text:p>
          </table:table-cell>
          <table:table-cell office:value-type="time" office:time-value="PT00H19M48.5S" calcext:value-type="time">
            <text:p>19:48.5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ayank Pur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en Level</text:p>
          </table:table-cell>
          <table:table-cell office:value-type="time" office:time-value="PT00H20M01.4S" calcext:value-type="time">
            <text:p>20:01.4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Aarav Thak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en Level</text:p>
          </table:table-cell>
          <table:table-cell office:value-type="time" office:time-value="PT00H20M27.1S" calcext:value-type="time">
            <text:p>20:27.1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adi Thak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en Level</text:p>
          </table:table-cell>
          <table:table-cell office:value-type="time" office:time-value="PT00H20M32.3S" calcext:value-type="time">
            <text:p>20:32.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meron Bit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velock</text:p>
          </table:table-cell>
          <table:table-cell office:value-type="time" office:time-value="PT00H17M39.9S" calcext:value-type="time">
            <text:p>17:39.9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Aiden You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velock</text:p>
          </table:table-cell>
          <table:table-cell office:value-type="time" office:time-value="PT00H20M13.8S" calcext:value-type="time">
            <text:p>20:13.8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Ethan Dicker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velock</text:p>
          </table:table-cell>
          <table:table-cell office:value-type="time" office:time-value="PT00H21M38.6S" calcext:value-type="time">
            <text:p>21:38.6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Aden Pater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velock</text:p>
          </table:table-cell>
          <table:table-cell office:value-type="time" office:time-value="PT00H22M22.9S" calcext:value-type="time">
            <text:p>22:22.9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Bill Aldridg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velock</text:p>
          </table:table-cell>
          <table:table-cell office:value-type="time" office:time-value="PT00H26M00.3S" calcext:value-type="time">
            <text:p>26:00.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lijah Huck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ritage Leadership</text:p>
          </table:table-cell>
          <table:table-cell office:value-type="time" office:time-value="PT00H16M54.5S" calcext:value-type="time">
            <text:p>16:54.5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enth Hay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ritage Leadership</text:p>
          </table:table-cell>
          <table:table-cell office:value-type="time" office:time-value="PT00H18M15.7S" calcext:value-type="time">
            <text:p>18:15.7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tthew Yarboroug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ritage Leadership</text:p>
          </table:table-cell>
          <table:table-cell office:value-type="time" office:time-value="PT00H18M47.1S" calcext:value-type="time">
            <text:p>18:47.1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ryce Tenna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ritage Leadership</text:p>
          </table:table-cell>
          <table:table-cell office:value-type="time" office:time-value="PT00H20M05S" calcext:value-type="time">
            <text:p>20:05.0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Noah Walt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ritage Leadership</text:p>
          </table:table-cell>
          <table:table-cell office:value-type="time" office:time-value="PT00H23M04.5S" calcext:value-type="time">
            <text:p>23:04.5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Jameson Lamberth Lambe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ritage Leadership</text:p>
          </table:table-cell>
          <table:table-cell office:value-type="time" office:time-value="PT00H26M50.6S" calcext:value-type="time">
            <text:p>26:50.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aine Hamlet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 Point Chris</text:p>
          </table:table-cell>
          <table:table-cell office:value-type="time" office:time-value="PT00H16M50.5S" calcext:value-type="time">
            <text:p>16:50.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Gavin Hibn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ly Trinity Epi</text:p>
          </table:table-cell>
          <table:table-cell office:value-type="time" office:time-value="PT00H20M12.8S" calcext:value-type="time">
            <text:p>20:12.8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Aiden Darling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ly Trinity Epi</text:p>
          </table:table-cell>
          <table:table-cell office:value-type="time" office:time-value="PT00H20M26.8S" calcext:value-type="time">
            <text:p>20:26.8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Liam Ro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ly Trinity Epi</text:p>
          </table:table-cell>
          <table:table-cell office:value-type="time" office:time-value="PT00H21M10.8S" calcext:value-type="time">
            <text:p>21:10.8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Trip McHenr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ly Trinity Epi</text:p>
          </table:table-cell>
          <table:table-cell office:value-type="time" office:time-value="PT00H21M29.1S" calcext:value-type="time">
            <text:p>21:29.1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Finley Wer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ly Trinity Epi</text:p>
          </table:table-cell>
          <table:table-cell office:value-type="time" office:time-value="PT00H23M13.2S" calcext:value-type="time">
            <text:p>23:13.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jun Bh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ckson-Reed</text:p>
          </table:table-cell>
          <table:table-cell office:value-type="time" office:time-value="PT00H16M13.1S" calcext:value-type="time">
            <text:p>16:13.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arrison Bert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ckson-Reed</text:p>
          </table:table-cell>
          <table:table-cell office:value-type="time" office:time-value="PT00H17M37.3S" calcext:value-type="time">
            <text:p>17:37.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lvaro Orlove Rodrigue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ckson-Reed</text:p>
          </table:table-cell>
          <table:table-cell office:value-type="time" office:time-value="PT00H18M40S" calcext:value-type="time">
            <text:p>18:40.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onrad 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ckson-Reed</text:p>
          </table:table-cell>
          <table:table-cell office:value-type="time" office:time-value="PT00H18M42.4S" calcext:value-type="time">
            <text:p>18:42.4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Justin Sha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ckson-Reed</text:p>
          </table:table-cell>
          <table:table-cell office:value-type="time" office:time-value="PT00H18M50.6S" calcext:value-type="time">
            <text:p>18:50.6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Bryan Guer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ckson-Reed</text:p>
          </table:table-cell>
          <table:table-cell office:value-type="time" office:time-value="PT00H20M07.6S" calcext:value-type="time">
            <text:p>20:07.6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Yonas Harri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ckson-Reed</text:p>
          </table:table-cell>
          <table:table-cell office:value-type="time" office:time-value="PT00H20M24.2S" calcext:value-type="time">
            <text:p>20:24.2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William Pfaffenro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ckson-Reed</text:p>
          </table:table-cell>
          <table:table-cell office:value-type="time" office:time-value="PT00H20M26S" calcext:value-type="time">
            <text:p>20:26.0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Jacob Gagosi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ckson-Reed</text:p>
          </table:table-cell>
          <table:table-cell office:value-type="time" office:time-value="PT00H21M46.1S" calcext:value-type="time">
            <text:p>21:46.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Josh Zh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mes Madison</text:p>
          </table:table-cell>
          <table:table-cell office:value-type="time" office:time-value="PT00H17M30.2S" calcext:value-type="time">
            <text:p>17:30.2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ahmut Inanogl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mes Madison</text:p>
          </table:table-cell>
          <table:table-cell office:value-type="time" office:time-value="PT00H18M12.1S" calcext:value-type="time">
            <text:p>18:12.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uke Lauret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mes Madison</text:p>
          </table:table-cell>
          <table:table-cell office:value-type="time" office:time-value="PT00H18M17S" calcext:value-type="time">
            <text:p>18:17.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amuel D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mes Madison</text:p>
          </table:table-cell>
          <table:table-cell office:value-type="time" office:time-value="PT00H18M23.9S" calcext:value-type="time">
            <text:p>18:23.9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James Van Hor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mes Madison</text:p>
          </table:table-cell>
          <table:table-cell office:value-type="time" office:time-value="PT00H18M35.4S" calcext:value-type="time">
            <text:p>18:35.4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ndrew Jolle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mes Madison</text:p>
          </table:table-cell>
          <table:table-cell office:value-type="time" office:time-value="PT00H18M36.9S" calcext:value-type="time">
            <text:p>18:36.9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tthew Fook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mes Madison</text:p>
          </table:table-cell>
          <table:table-cell office:value-type="time" office:time-value="PT00H18M43.8S" calcext:value-type="time">
            <text:p>18:43.8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oah Rober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mes Madison</text:p>
          </table:table-cell>
          <table:table-cell office:value-type="time" office:time-value="PT00H18M46.1S" calcext:value-type="time">
            <text:p>18:46.1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illiam Cretal </text:p>
          </table:table-cell>
          <table:table-cell/>
          <table:table-cell office:value-type="string" calcext:value-type="string">
            <text:p>James Madison</text:p>
          </table:table-cell>
          <table:table-cell office:value-type="time" office:time-value="PT00H18M51.5S" calcext:value-type="time">
            <text:p>18:51.5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obert Each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mes Madison</text:p>
          </table:table-cell>
          <table:table-cell office:value-type="time" office:time-value="PT00H19M07.9S" calcext:value-type="time">
            <text:p>19:07.9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ylan Ballag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mes Madison</text:p>
          </table:table-cell>
          <table:table-cell office:value-type="time" office:time-value="PT00H19M17.5S" calcext:value-type="time">
            <text:p>19:17.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cott Leonar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efferson (WV)</text:p>
          </table:table-cell>
          <table:table-cell office:value-type="time" office:time-value="PT00H17M15S" calcext:value-type="time">
            <text:p>17:15.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hawn Swart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efferson (WV)</text:p>
          </table:table-cell>
          <table:table-cell office:value-type="time" office:time-value="PT00H17M15.7S" calcext:value-type="time">
            <text:p>17:15.7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evi You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efferson (WV)</text:p>
          </table:table-cell>
          <table:table-cell office:value-type="time" office:time-value="PT00H18M38.9S" calcext:value-type="time">
            <text:p>18:38.9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Kieran Laughn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efferson (WV)</text:p>
          </table:table-cell>
          <table:table-cell office:value-type="time" office:time-value="PT00H18M48S" calcext:value-type="time">
            <text:p>18:48.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Zarin Joysl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efferson (WV)</text:p>
          </table:table-cell>
          <table:table-cell office:value-type="time" office:time-value="PT00H19M16.8S" calcext:value-type="time">
            <text:p>19:16.8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atthew Ha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efferson (WV)</text:p>
          </table:table-cell>
          <table:table-cell office:value-type="time" office:time-value="PT00H19M17.2S" calcext:value-type="time">
            <text:p>19:17.2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Liam Kess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efferson (WV)</text:p>
          </table:table-cell>
          <table:table-cell office:value-type="time" office:time-value="PT00H19M57.9S" calcext:value-type="time">
            <text:p>19:57.9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Jacob Hic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efferson (WV)</text:p>
          </table:table-cell>
          <table:table-cell office:value-type="time" office:time-value="PT00H20M52.9S" calcext:value-type="time">
            <text:p>20:52.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xwell Mar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adership Academy</text:p>
          </table:table-cell>
          <table:table-cell office:value-type="time" office:time-value="PT00H17M10.2S" calcext:value-type="time">
            <text:p>17:10.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ostandinos Mellon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adership Academy</text:p>
          </table:table-cell>
          <table:table-cell office:value-type="time" office:time-value="PT00H17M51.4S" calcext:value-type="time">
            <text:p>17:51.4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den Swis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adership Academy</text:p>
          </table:table-cell>
          <table:table-cell office:value-type="time" office:time-value="PT00H18M55.4S" calcext:value-type="time">
            <text:p>18:55.4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than Lawren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adership Academy</text:p>
          </table:table-cell>
          <table:table-cell office:value-type="time" office:time-value="PT00H19M12.5S" calcext:value-type="time">
            <text:p>19:12.5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Landon Steh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adership Academy</text:p>
          </table:table-cell>
          <table:table-cell office:value-type="time" office:time-value="PT00H19M17.7S" calcext:value-type="time">
            <text:p>19:17.7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Walter Mart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eadership Academy</text:p>
          </table:table-cell>
          <table:table-cell office:value-type="time" office:time-value="PT00H20M09.8S" calcext:value-type="time">
            <text:p>20:09.8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olten Fri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adership Academy</text:p>
          </table:table-cell>
          <table:table-cell office:value-type="time" office:time-value="PT00H20M52.1S" calcext:value-type="time">
            <text:p>20:52.1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Braeden Pacif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adership Academy</text:p>
          </table:table-cell>
          <table:table-cell office:value-type="time" office:time-value="PT00H20M56.8S" calcext:value-type="time">
            <text:p>20:56.8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Jack Eber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adership Academy</text:p>
          </table:table-cell>
          <table:table-cell office:value-type="time" office:time-value="PT00H21M48.1S" calcext:value-type="time">
            <text:p>21:48.1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Luciano Caret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adership Academy</text:p>
          </table:table-cell>
          <table:table-cell office:value-type="time" office:time-value="PT00H23M05.1S" calcext:value-type="time">
            <text:p>23:05.1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hristopher Loz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adership Academy</text:p>
          </table:table-cell>
          <table:table-cell office:value-type="time" office:time-value="PT00H23M19.6S" calcext:value-type="time">
            <text:p>23:19.6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Ryder Freem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adership Academy</text:p>
          </table:table-cell>
          <table:table-cell office:value-type="time" office:time-value="PT00H23M35.4S" calcext:value-type="time">
            <text:p>23:35.4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orbin Tuck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eadership Academy</text:p>
          </table:table-cell>
          <table:table-cell office:value-type="time" office:time-value="PT00H23M58.8S" calcext:value-type="time">
            <text:p>23:58.8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lexander Canu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adership Academy</text:p>
          </table:table-cell>
          <table:table-cell office:value-type="time" office:time-value="PT00H24M29.9S" calcext:value-type="time">
            <text:p>24:29.9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Adam Koon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adership Academy</text:p>
          </table:table-cell>
          <table:table-cell office:value-type="time" office:time-value="PT00H24M54.7S" calcext:value-type="time">
            <text:p>24:54.7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Henry Hartz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adership Academy</text:p>
          </table:table-cell>
          <table:table-cell office:value-type="time" office:time-value="PT00H26M12.6S" calcext:value-type="time">
            <text:p>26:12.6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Luke Hedgeco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adership Academy</text:p>
          </table:table-cell>
          <table:table-cell office:value-type="time" office:time-value="PT00H26M32.9S" calcext:value-type="time">
            <text:p>26:32.9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Tyler Marqu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berty (Bedford)</text:p>
          </table:table-cell>
          <table:table-cell office:value-type="time" office:time-value="PT00H20M31.6S" calcext:value-type="time">
            <text:p>20:31.6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ooper Weik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berty (Bedford)</text:p>
          </table:table-cell>
          <table:table-cell office:value-type="time" office:time-value="PT00H20M45.9S" calcext:value-type="time">
            <text:p>20:45.9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Brendan Bor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berty (Bedford)</text:p>
          </table:table-cell>
          <table:table-cell office:value-type="time" office:time-value="PT00H21M43.8S" calcext:value-type="time">
            <text:p>21:43.8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Gabriel Thom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berty (Bedford)</text:p>
          </table:table-cell>
          <table:table-cell office:value-type="time" office:time-value="PT00H22M15.5S" calcext:value-type="time">
            <text:p>22:15.5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Xavier Jo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berty (Bedford)</text:p>
          </table:table-cell>
          <table:table-cell office:value-type="time" office:time-value="PT00H22M36.9S" calcext:value-type="time">
            <text:p>22:36.9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yler Hi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berty (Bedford)</text:p>
          </table:table-cell>
          <table:table-cell office:value-type="time" office:time-value="PT00H23M32.2S" calcext:value-type="time">
            <text:p>23:32.2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lex Brierl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ddle Creek</text:p>
          </table:table-cell>
          <table:table-cell office:value-type="time" office:time-value="PT00H18M40.6S" calcext:value-type="time">
            <text:p>18:40.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Hudson Boelstl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ddle Creek</text:p>
          </table:table-cell>
          <table:table-cell office:value-type="time" office:time-value="PT00H18M51S" calcext:value-type="time">
            <text:p>18:51.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William Herz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ddle Creek</text:p>
          </table:table-cell>
          <table:table-cell office:value-type="time" office:time-value="PT00H19M00S" calcext:value-type="time">
            <text:p>19:00.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Jace Wyn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ddle Creek</text:p>
          </table:table-cell>
          <table:table-cell office:value-type="time" office:time-value="PT00H19M14.4S" calcext:value-type="time">
            <text:p>19:14.4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lejandro Re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ddle Creek</text:p>
          </table:table-cell>
          <table:table-cell office:value-type="time" office:time-value="PT00H19M24.5S" calcext:value-type="time">
            <text:p>19:24.5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kyler Vin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ddle Creek</text:p>
          </table:table-cell>
          <table:table-cell office:value-type="time" office:time-value="PT00H19M36.9S" calcext:value-type="time">
            <text:p>19:36.9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Joshua Ridd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ddle Creek</text:p>
          </table:table-cell>
          <table:table-cell office:value-type="time" office:time-value="PT00H22M07.9S" calcext:value-type="time">
            <text:p>22:07.9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Jude Broussar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ddle Creek</text:p>
          </table:table-cell>
          <table:table-cell office:value-type="time" office:time-value="PT00H24M51.3S" calcext:value-type="time">
            <text:p>24:51.3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William Ledd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ddle Creek</text:p>
          </table:table-cell>
          <table:table-cell office:value-type="time" office:time-value="PT00H26M55S" calcext:value-type="time">
            <text:p>26:55.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uke Zalewsk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lls E Godwin</text:p>
          </table:table-cell>
          <table:table-cell office:value-type="time" office:time-value="PT00H17M54S" calcext:value-type="time">
            <text:p>17:54.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lex Buhl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lls E Godwin</text:p>
          </table:table-cell>
          <table:table-cell office:value-type="time" office:time-value="PT00H18M02.8S" calcext:value-type="time">
            <text:p>18:02.8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leb Woo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lls E Godwin</text:p>
          </table:table-cell>
          <table:table-cell office:value-type="time" office:time-value="PT00H18M15.7S" calcext:value-type="time">
            <text:p>18:15.7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iam Robin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lls E Godwin</text:p>
          </table:table-cell>
          <table:table-cell office:value-type="time" office:time-value="PT00H18M32.2S" calcext:value-type="time">
            <text:p>18:32.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Ben Til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ls E Godwin</text:p>
          </table:table-cell>
          <table:table-cell office:value-type="time" office:time-value="PT00H19M14.9S" calcext:value-type="time">
            <text:p>19:14.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uke Schaeff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lls E Godwin</text:p>
          </table:table-cell>
          <table:table-cell office:value-type="time" office:time-value="PT00H19M19.5S" calcext:value-type="time">
            <text:p>19:19.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bay Diss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town</text:p>
          </table:table-cell>
          <table:table-cell office:value-type="time" office:time-value="PT00H18M12.5S" calcext:value-type="time">
            <text:p>18:12.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awson Wisel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th Myrtle Beach</text:p>
          </table:table-cell>
          <table:table-cell office:value-type="time" office:time-value="PT00H17M32S" calcext:value-type="time">
            <text:p>17:32.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ylan Kemp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th Myrtle Beach</text:p>
          </table:table-cell>
          <table:table-cell office:value-type="time" office:time-value="PT00H18M56.6S" calcext:value-type="time">
            <text:p>18:56.6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roi Butl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th Myrtle Beach</text:p>
          </table:table-cell>
          <table:table-cell office:value-type="time" office:time-value="PT00H21M02.9S" calcext:value-type="time">
            <text:p>21:02.9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Franklin Fair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th Myrtle Beach</text:p>
          </table:table-cell>
          <table:table-cell office:value-type="time" office:time-value="PT00H21M18.5S" calcext:value-type="time">
            <text:p>21:18.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le Hyl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th Myrtle Beach</text:p>
          </table:table-cell>
          <table:table-cell office:value-type="time" office:time-value="PT00H24M12.3S" calcext:value-type="time">
            <text:p>24:12.3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Jeremani Forant-Bernard9</text:p>
          </table:table-cell>
          <table:table-cell/>
          <table:table-cell office:value-type="string" calcext:value-type="string">
            <text:p>North Myrtle Beach</text:p>
          </table:table-cell>
          <table:table-cell office:value-type="time" office:time-value="PT00H24M34.1S" calcext:value-type="time">
            <text:p>24:34.1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hristopher Harde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th Myrtle Beach</text:p>
          </table:table-cell>
          <table:table-cell office:value-type="time" office:time-value="PT00H25M40.1S" calcext:value-type="time">
            <text:p>25:40.1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Harrison Boy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th Raleigh Ch</text:p>
          </table:table-cell>
          <table:table-cell office:value-type="time" office:time-value="PT00H26M22.3S" calcext:value-type="time">
            <text:p>26:22.3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lake Worthingt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rth Raleigh Ch</text:p>
          </table:table-cell>
          <table:table-cell office:value-type="time" office:time-value="PT00H32M00.4S" calcext:value-type="time">
            <text:p>32:00.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ristan Wel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akton</text:p>
          </table:table-cell>
          <table:table-cell office:value-type="time" office:time-value="PT00H17M09.7S" calcext:value-type="time">
            <text:p>17:09.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arrison Wille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akton</text:p>
          </table:table-cell>
          <table:table-cell office:value-type="time" office:time-value="PT00H17M21.4S" calcext:value-type="time">
            <text:p>17:21.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lin R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akton</text:p>
          </table:table-cell>
          <table:table-cell office:value-type="time" office:time-value="PT00H17M27.2S" calcext:value-type="time">
            <text:p>17:27.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than Dre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akton</text:p>
          </table:table-cell>
          <table:table-cell office:value-type="time" office:time-value="PT00H17M33.8S" calcext:value-type="time">
            <text:p>17:33.8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rishna Villeg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akton</text:p>
          </table:table-cell>
          <table:table-cell office:value-type="time" office:time-value="PT00H18M00.6S" calcext:value-type="time">
            <text:p>18:00.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enson McAllis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akton</text:p>
          </table:table-cell>
          <table:table-cell office:value-type="time" office:time-value="PT00H18M01S" calcext:value-type="time">
            <text:p>18:01.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mza Elghou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akton</text:p>
          </table:table-cell>
          <table:table-cell office:value-type="time" office:time-value="PT00H18M10S" calcext:value-type="time">
            <text:p>18:10.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oah Reed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akton</text:p>
          </table:table-cell>
          <table:table-cell office:value-type="time" office:time-value="PT00H18M17.6S" calcext:value-type="time">
            <text:p>18:17.6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aniel Malakof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akton</text:p>
          </table:table-cell>
          <table:table-cell office:value-type="time" office:time-value="PT00H18M29.7S" calcext:value-type="time">
            <text:p>18:29.7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Jayden Cruz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akton</text:p>
          </table:table-cell>
          <table:table-cell office:value-type="time" office:time-value="PT00H19M00.2S" calcext:value-type="time">
            <text:p>19:00.2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Grady Thom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</text:p>
          </table:table-cell>
          <table:table-cell office:value-type="time" office:time-value="PT00H21M35.7S" calcext:value-type="time">
            <text:p>21:35.7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Benji Lo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time" office:time-value="PT00H24M21S" calcext:value-type="time">
            <text:p>24:21.0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ascal Mo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time" office:time-value="PT00H25M53.2S" calcext:value-type="time">
            <text:p>25:53.2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Ryder Fesper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time" office:time-value="PT00H26M09.1S" calcext:value-type="time">
            <text:p>26:09.1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ristan Tian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time" office:time-value="PT00H27M07.9S" calcext:value-type="time">
            <text:p>27:07.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than Axl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venscroft</text:p>
          </table:table-cell>
          <table:table-cell office:value-type="time" office:time-value="PT00H17M23.3S" calcext:value-type="time">
            <text:p>17:23.3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iam Jack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venscroft</text:p>
          </table:table-cell>
          <table:table-cell office:value-type="time" office:time-value="PT00H18M31.1S" calcext:value-type="time">
            <text:p>18:31.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atthew Boy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venscroft</text:p>
          </table:table-cell>
          <table:table-cell office:value-type="time" office:time-value="PT00H18M44.4S" calcext:value-type="time">
            <text:p>18:44.4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ustin Gree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venscroft</text:p>
          </table:table-cell>
          <table:table-cell office:value-type="time" office:time-value="PT00H19M19.5S" calcext:value-type="time">
            <text:p>19:19.5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Zach Pevera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venscroft</text:p>
          </table:table-cell>
          <table:table-cell office:value-type="time" office:time-value="PT00H19M26.6S" calcext:value-type="time">
            <text:p>19:26.6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Kip Hin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venscroft</text:p>
          </table:table-cell>
          <table:table-cell office:value-type="time" office:time-value="PT00H19M56.5S" calcext:value-type="time">
            <text:p>19:56.5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Evan Hatef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venscroft</text:p>
          </table:table-cell>
          <table:table-cell office:value-type="time" office:time-value="PT00H20M56.4S" calcext:value-type="time">
            <text:p>20:56.4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Will Robbi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venscroft</text:p>
          </table:table-cell>
          <table:table-cell office:value-type="time" office:time-value="PT00H21M23.4S" calcext:value-type="time">
            <text:p>21:23.4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Jean Claude Beg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venwood</text:p>
          </table:table-cell>
          <table:table-cell office:value-type="time" office:time-value="PT00H19M28.1S" calcext:value-type="time">
            <text:p>19:28.1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Micah Harki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venwood</text:p>
          </table:table-cell>
          <table:table-cell office:value-type="time" office:time-value="PT00H19M32.2S" calcext:value-type="time">
            <text:p>19:32.2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Rhys Conkwrig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venwood</text:p>
          </table:table-cell>
          <table:table-cell office:value-type="time" office:time-value="PT00H19M34.5S" calcext:value-type="time">
            <text:p>19:34.5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Justin Horre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venwood</text:p>
          </table:table-cell>
          <table:table-cell office:value-type="time" office:time-value="PT00H19M48.5S" calcext:value-type="time">
            <text:p>19:48.5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ndrew Stor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venwood</text:p>
          </table:table-cell>
          <table:table-cell office:value-type="time" office:time-value="PT00H20M48.8S" calcext:value-type="time">
            <text:p>20:48.8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Jackson Linds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venwood</text:p>
          </table:table-cell>
          <table:table-cell office:value-type="time" office:time-value="PT00H20M53.6S" calcext:value-type="time">
            <text:p>20:53.6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eclan Yachims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venwood</text:p>
          </table:table-cell>
          <table:table-cell office:value-type="time" office:time-value="PT00H20M58.9S" calcext:value-type="time">
            <text:p>20:58.9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cott Tomlin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venwood</text:p>
          </table:table-cell>
          <table:table-cell office:value-type="time" office:time-value="PT00H21M02S" calcext:value-type="time">
            <text:p>21:02.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Jack We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venwood</text:p>
          </table:table-cell>
          <table:table-cell office:value-type="time" office:time-value="PT00H21M07.1S" calcext:value-type="time">
            <text:p>21:07.1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Hayden Gilmo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venwood</text:p>
          </table:table-cell>
          <table:table-cell office:value-type="time" office:time-value="PT00H21M24.9S" calcext:value-type="time">
            <text:p>21:24.9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onley Hi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venwood</text:p>
          </table:table-cell>
          <table:table-cell office:value-type="time" office:time-value="PT00H21M46.5S" calcext:value-type="time">
            <text:p>21:46.5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orbin Cong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venwood</text:p>
          </table:table-cell>
          <table:table-cell office:value-type="time" office:time-value="PT00H21M46.6S" calcext:value-type="time">
            <text:p>21:46.6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am Hea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venwood</text:p>
          </table:table-cell>
          <table:table-cell office:value-type="time" office:time-value="PT00H22M56.9S" calcext:value-type="time">
            <text:p>22:56.9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Aarush Jaw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venwood</text:p>
          </table:table-cell>
          <table:table-cell office:value-type="time" office:time-value="PT00H24M50.5S" calcext:value-type="time">
            <text:p>24:50.5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Lucas Ferr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aforth</text:p>
          </table:table-cell>
          <table:table-cell office:value-type="time" office:time-value="PT00H19M38.6S" calcext:value-type="time">
            <text:p>19:38.6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Johnson Brekke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aforth</text:p>
          </table:table-cell>
          <table:table-cell office:value-type="time" office:time-value="PT00H20M18.6S" calcext:value-type="time">
            <text:p>20:18.6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William Morg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aforth</text:p>
          </table:table-cell>
          <table:table-cell office:value-type="time" office:time-value="PT00H20M55.4S" calcext:value-type="time">
            <text:p>20:55.4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Joshua Stuc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aforth</text:p>
          </table:table-cell>
          <table:table-cell office:value-type="time" office:time-value="PT00H21M27.1S" calcext:value-type="time">
            <text:p>21:27.1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Declan Dav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aforth</text:p>
          </table:table-cell>
          <table:table-cell office:value-type="time" office:time-value="PT00H21M31.9S" calcext:value-type="time">
            <text:p>21:31.9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Jin Kum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aforth</text:p>
          </table:table-cell>
          <table:table-cell office:value-type="time" office:time-value="PT00H21M57S" calcext:value-type="time">
            <text:p>21:57.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Joshua Phillip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aforth</text:p>
          </table:table-cell>
          <table:table-cell office:value-type="time" office:time-value="PT00H23M19.1S" calcext:value-type="time">
            <text:p>23:19.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tthew Winstea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uth Central</text:p>
          </table:table-cell>
          <table:table-cell office:value-type="time" office:time-value="PT00H18M20.7S" calcext:value-type="time">
            <text:p>18:20.7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Jackson Woo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uth Central</text:p>
          </table:table-cell>
          <table:table-cell office:value-type="time" office:time-value="PT00H18M24.1S" calcext:value-type="time">
            <text:p>18:24.1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arson Riddi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</table:table-cell>
          <table:table-cell office:value-type="time" office:time-value="PT00H21M25.7S" calcext:value-type="time">
            <text:p>21:25.7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onnor Jord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</table:table-cell>
          <table:table-cell office:value-type="time" office:time-value="PT00H22M25.6S" calcext:value-type="time">
            <text:p>22:25.6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Will Tuc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</table:table-cell>
          <table:table-cell office:value-type="time" office:time-value="PT00H24M35.3S" calcext:value-type="time">
            <text:p>24:35.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acob Thomp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. John Paul th</text:p>
          </table:table-cell>
          <table:table-cell office:value-type="time" office:time-value="PT00H17M35S" calcext:value-type="time">
            <text:p>17:35.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Jonah Berke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. John Paul th</text:p>
          </table:table-cell>
          <table:table-cell office:value-type="time" office:time-value="PT00H17M35.6S" calcext:value-type="time">
            <text:p>17:35.6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hristopher Coo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. John Paul th</text:p>
          </table:table-cell>
          <table:table-cell office:value-type="time" office:time-value="PT00H18M39.9S" calcext:value-type="time">
            <text:p>18:39.9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atthew Sjurs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John Paul th</text:p>
          </table:table-cell>
          <table:table-cell office:value-type="time" office:time-value="PT00H18M52.1S" calcext:value-type="time">
            <text:p>18:52.1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than Garc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. John Paul th</text:p>
          </table:table-cell>
          <table:table-cell office:value-type="time" office:time-value="PT00H19M05.5S" calcext:value-type="time">
            <text:p>19:05.5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ndrew Bour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. John Paul th</text:p>
          </table:table-cell>
          <table:table-cell office:value-type="time" office:time-value="PT00H19M14.9S" calcext:value-type="time">
            <text:p>19:14.9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eter Lasse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John Paul th</text:p>
          </table:table-cell>
          <table:table-cell office:value-type="time" office:time-value="PT00H20M17.3S" calcext:value-type="time">
            <text:p>20:17.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oseph Fraticell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. Thomas More</text:p>
          </table:table-cell>
          <table:table-cell office:value-type="time" office:time-value="PT00H17M56S" calcext:value-type="time">
            <text:p>17:56.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aul Fl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Thomas More</text:p>
          </table:table-cell>
          <table:table-cell office:value-type="time" office:time-value="PT00H18M43.2S" calcext:value-type="time">
            <text:p>18:43.2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Isaac Floo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. Thomas More</text:p>
          </table:table-cell>
          <table:table-cell office:value-type="time" office:time-value="PT00H19M25.5S" calcext:value-type="time">
            <text:p>19:25.5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Oliver Karnat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Thomas More</text:p>
          </table:table-cell>
          <table:table-cell office:value-type="time" office:time-value="PT00H19M46.6S" calcext:value-type="time">
            <text:p>19:46.6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John Fraticell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. Thomas More</text:p>
          </table:table-cell>
          <table:table-cell office:value-type="time" office:time-value="PT00H19M53.5S" calcext:value-type="time">
            <text:p>19:53.5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John McNei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. Thomas More</text:p>
          </table:table-cell>
          <table:table-cell office:value-type="time" office:time-value="PT00H20M14.8S" calcext:value-type="time">
            <text:p>20:14.8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Pierson Co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Thomas More</text:p>
          </table:table-cell>
          <table:table-cell office:value-type="time" office:time-value="PT00H21M12.2S" calcext:value-type="time">
            <text:p>21:12.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Ward Bromsta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e Lovett</text:p>
          </table:table-cell>
          <table:table-cell office:value-type="time" office:time-value="PT00H18M50.6S" calcext:value-type="time">
            <text:p>18:50.6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obert Ra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 Lovett</text:p>
          </table:table-cell>
          <table:table-cell office:value-type="time" office:time-value="PT00H19M15.7S" calcext:value-type="time">
            <text:p>19:15.7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anush Kalle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omas Jefferson</text:p>
          </table:table-cell>
          <table:table-cell office:value-type="time" office:time-value="PT00H19M11S" calcext:value-type="time">
            <text:p>19:11.0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randon Sang-Zhe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omas Jefferson</text:p>
          </table:table-cell>
          <table:table-cell office:value-type="time" office:time-value="PT00H19M29.2S" calcext:value-type="time">
            <text:p>19:29.2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Raghav Kas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omas Jefferson</text:p>
          </table:table-cell>
          <table:table-cell office:value-type="time" office:time-value="PT00H19M38.2S" calcext:value-type="time">
            <text:p>19:38.2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enjamin Zingarell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omas Jefferson</text:p>
          </table:table-cell>
          <table:table-cell office:value-type="time" office:time-value="PT00H20M01.7S" calcext:value-type="time">
            <text:p>20:01.7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Yohan Ramirez Herrer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omas Jefferson</text:p>
          </table:table-cell>
          <table:table-cell office:value-type="time" office:time-value="PT00H20M03.5S" calcext:value-type="time">
            <text:p>20:03.5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Ramiz Elias </text:p>
          </table:table-cell>
          <table:table-cell/>
          <table:table-cell office:value-type="string" calcext:value-type="string">
            <text:p>Thomas Jefferson</text:p>
          </table:table-cell>
          <table:table-cell office:value-type="time" office:time-value="PT00H20M14.5S" calcext:value-type="time">
            <text:p>20:14.5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Levi Perez Rosales</text:p>
          </table:table-cell>
          <table:table-cell/>
          <table:table-cell office:value-type="string" calcext:value-type="string">
            <text:p>Thomas Jefferson</text:p>
          </table:table-cell>
          <table:table-cell office:value-type="time" office:time-value="PT00H20M16.6S" calcext:value-type="time">
            <text:p>20:16.6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nthony Zha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omas Jefferson</text:p>
          </table:table-cell>
          <table:table-cell office:value-type="time" office:time-value="PT00H20M23.4S" calcext:value-type="time">
            <text:p>20:23.4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Dominic Cocuzz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omas Jefferson</text:p>
          </table:table-cell>
          <table:table-cell office:value-type="time" office:time-value="PT00H20M43.4S" calcext:value-type="time">
            <text:p>20:43.4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iger Deng </text:p>
          </table:table-cell>
          <table:table-cell/>
          <table:table-cell office:value-type="string" calcext:value-type="string">
            <text:p>Thomas Jefferson</text:p>
          </table:table-cell>
          <table:table-cell office:value-type="time" office:time-value="PT00H20M50.9S" calcext:value-type="time">
            <text:p>20:50.9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ryan X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omas Jefferson</text:p>
          </table:table-cell>
          <table:table-cell office:value-type="time" office:time-value="PT00H21M14.5S" calcext:value-type="time">
            <text:p>21:14.5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Mohan 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omas Jefferson</text:p>
          </table:table-cell>
          <table:table-cell office:value-type="time" office:time-value="PT00H21M32.2S" calcext:value-type="time">
            <text:p>21:32.2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Justin Ki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omas Jefferson</text:p>
          </table:table-cell>
          <table:table-cell office:value-type="time" office:time-value="PT00H21M34.5S" calcext:value-type="time">
            <text:p>21:34.5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Michael Wheel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omas Jefferson</text:p>
          </table:table-cell>
          <table:table-cell office:value-type="time" office:time-value="PT00H22M05.5S" calcext:value-type="time">
            <text:p>22:05.5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Myles Sw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inity Episcopal</text:p>
          </table:table-cell>
          <table:table-cell office:value-type="time" office:time-value="PT00H20M44S" calcext:value-type="time">
            <text:p>20:44.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Hunter Wadde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inity Episcopal</text:p>
          </table:table-cell>
          <table:table-cell office:value-type="time" office:time-value="PT00H21M00.6S" calcext:value-type="time">
            <text:p>21:00.6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Ryan Mariscalc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inity Episcopal</text:p>
          </table:table-cell>
          <table:table-cell office:value-type="time" office:time-value="PT00H21M32.1S" calcext:value-type="time">
            <text:p>21:32.1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am Versen </text:p>
          </table:table-cell>
          <table:table-cell/>
          <table:table-cell office:value-type="string" calcext:value-type="string">
            <text:p>Trinity Episcopal</text:p>
          </table:table-cell>
          <table:table-cell office:value-type="time" office:time-value="PT00H22M34.2S" calcext:value-type="time">
            <text:p>22:34.2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Max Baus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ity Episcopal</text:p>
          </table:table-cell>
          <table:table-cell office:value-type="time" office:time-value="PT00H22M37.8S" calcext:value-type="time">
            <text:p>22:37.8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Alex Rev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ity Episcopal</text:p>
          </table:table-cell>
          <table:table-cell office:value-type="time" office:time-value="PT00H22M38.6S" calcext:value-type="time">
            <text:p>22:38.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Jacob Ziemsk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ke Christian A</text:p>
          </table:table-cell>
          <table:table-cell office:value-type="time" office:time-value="PT00H18M49.6S" calcext:value-type="time">
            <text:p>18:49.6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Benjamin Baile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ke Christian A</text:p>
          </table:table-cell>
          <table:table-cell office:value-type="time" office:time-value="PT00H19M19.1S" calcext:value-type="time">
            <text:p>19:19.1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Daxon Wel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ke Christian A</text:p>
          </table:table-cell>
          <table:table-cell office:value-type="time" office:time-value="PT00H19M44.3S" calcext:value-type="time">
            <text:p>19:44.3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Eren Nobl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ke Christian A</text:p>
          </table:table-cell>
          <table:table-cell office:value-type="time" office:time-value="PT00H21M12.3S" calcext:value-type="time">
            <text:p>21:12.3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Elijah Coo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ke Christian A</text:p>
          </table:table-cell>
          <table:table-cell office:value-type="time" office:time-value="PT00H21M14.9S" calcext:value-type="time">
            <text:p>21:14.9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Jason Bur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ke Christian A</text:p>
          </table:table-cell>
          <table:table-cell office:value-type="time" office:time-value="PT00H21M52.5S" calcext:value-type="time">
            <text:p>21:52.5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Zebulon Math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kefield</text:p>
          </table:table-cell>
          <table:table-cell office:value-type="time" office:time-value="PT00H18M03.7S" calcext:value-type="time">
            <text:p>18:03.7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athan Sun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kefield</text:p>
          </table:table-cell>
          <table:table-cell office:value-type="time" office:time-value="PT00H18M18.3S" calcext:value-type="time">
            <text:p>18:18.3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kyler Gr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kefield</text:p>
          </table:table-cell>
          <table:table-cell office:value-type="time" office:time-value="PT00H18M41.6S" calcext:value-type="time">
            <text:p>18:41.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Jackson Watki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kefield</text:p>
          </table:table-cell>
          <table:table-cell office:value-type="time" office:time-value="PT00H18M52.3S" calcext:value-type="time">
            <text:p>18:52.3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rayden Stum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kefield</text:p>
          </table:table-cell>
          <table:table-cell office:value-type="time" office:time-value="PT00H19M21.6S" calcext:value-type="time">
            <text:p>19:21.6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John Caulw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kefield</text:p>
          </table:table-cell>
          <table:table-cell office:value-type="time" office:time-value="PT00H20M56.7S" calcext:value-type="time">
            <text:p>20:56.7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Zachary Sun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kefield</text:p>
          </table:table-cell>
          <table:table-cell office:value-type="time" office:time-value="PT00H21M02.3S" calcext:value-type="time">
            <text:p>21:02.3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ennett Wagn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kefield</text:p>
          </table:table-cell>
          <table:table-cell office:value-type="time" office:time-value="PT00H21M45.3S" calcext:value-type="time">
            <text:p>21:45.3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Micah Kint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kefield</text:p>
          </table:table-cell>
          <table:table-cell office:value-type="time" office:time-value="PT00H22M51.8S" calcext:value-type="time">
            <text:p>22:51.8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ole Henning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kefield</text:p>
          </table:table-cell>
          <table:table-cell office:value-type="time" office:time-value="PT00H23M26.4S" calcext:value-type="time">
            <text:p>23:26.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drew Robin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lsingham Academy</text:p>
          </table:table-cell>
          <table:table-cell office:value-type="time" office:time-value="PT00H16M58.7S" calcext:value-type="time">
            <text:p>16:58.7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Nick Primi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lsingham Academy</text:p>
          </table:table-cell>
          <table:table-cell office:value-type="time" office:time-value="PT00H18M36.1S" calcext:value-type="time">
            <text:p>18:36.1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Ben Car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lsingham Academy</text:p>
          </table:table-cell>
          <table:table-cell office:value-type="time" office:time-value="PT00H27M03.7S" calcext:value-type="time">
            <text:p>27:03.7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ene O'Hallar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lsingham Academy</text:p>
          </table:table-cell>
          <table:table-cell office:value-type="time" office:time-value="PT00H18M25.6S" calcext:value-type="time">
            <text:p>18:25.6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lay Carpen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lsingham Academy</text:p>
          </table:table-cell>
          <table:table-cell office:value-type="time" office:time-value="PT00H20M06.1S" calcext:value-type="time">
            <text:p>20:06.1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teven Thomp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lsingham Academy</text:p>
          </table:table-cell>
          <table:table-cell office:value-type="time" office:time-value="PT00H20M38.4S" calcext:value-type="time">
            <text:p>20:38.4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William Lambe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singham Academy</text:p>
          </table:table-cell>
          <table:table-cell office:value-type="time" office:time-value="PT00H21M42S" calcext:value-type="time">
            <text:p>21:42.0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Reid Clayt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lsingham Academy</text:p>
          </table:table-cell>
          <table:table-cell office:value-type="time" office:time-value="PT00H22M27S" calcext:value-type="time">
            <text:p>22:27.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ean Patrick Campbe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rwick</text:p>
          </table:table-cell>
          <table:table-cell office:value-type="time" office:time-value="PT00H20M46S" calcext:value-type="time">
            <text:p>20:46.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Willis Stot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rwick</text:p>
          </table:table-cell>
          <table:table-cell office:value-type="time" office:time-value="PT00H21M19.6S" calcext:value-type="time">
            <text:p>21:19.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avid Gast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bb of Knoxville</text:p>
          </table:table-cell>
          <table:table-cell office:value-type="time" office:time-value="PT00H17M59.2S" calcext:value-type="time">
            <text:p>17:59.2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hris Kurz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bb of Knoxville</text:p>
          </table:table-cell>
          <table:table-cell office:value-type="time" office:time-value="PT00H18M55.7S" calcext:value-type="time">
            <text:p>18:55.7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J Coff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bb of Knoxville</text:p>
          </table:table-cell>
          <table:table-cell office:value-type="time" office:time-value="PT00H19M57.2S" calcext:value-type="time">
            <text:p>19:57.2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terling Mill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bb of Knoxville</text:p>
          </table:table-cell>
          <table:table-cell office:value-type="time" office:time-value="PT00H20M15.9S" calcext:value-type="time">
            <text:p>20:15.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iyad Belayach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stfield</text:p>
          </table:table-cell>
          <table:table-cell office:value-type="time" office:time-value="PT00H16M52.4S" calcext:value-type="time">
            <text:p>16:52.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abe Lebah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stfield</text:p>
          </table:table-cell>
          <table:table-cell office:value-type="time" office:time-value="PT00H17M16.9S" calcext:value-type="time">
            <text:p>17:16.9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hys Scot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stfield</text:p>
          </table:table-cell>
          <table:table-cell office:value-type="time" office:time-value="PT00H17M36.5S" calcext:value-type="time">
            <text:p>17:36.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liver Hu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stfield</text:p>
          </table:table-cell>
          <table:table-cell office:value-type="time" office:time-value="PT00H17M52.4S" calcext:value-type="time">
            <text:p>17:52.4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ate Carbaug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stfield</text:p>
          </table:table-cell>
          <table:table-cell office:value-type="time" office:time-value="PT00H18M10S" calcext:value-type="time">
            <text:p>18:10.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ucas Barill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stfield</text:p>
          </table:table-cell>
          <table:table-cell office:value-type="time" office:time-value="PT00H18M12.9S" calcext:value-type="time">
            <text:p>18:12.9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rik Hawl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stfield</text:p>
          </table:table-cell>
          <table:table-cell office:value-type="time" office:time-value="PT00H18M40.6S" calcext:value-type="time">
            <text:p>18:40.6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atthew Cob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lliams</text:p>
          </table:table-cell>
          <table:table-cell office:value-type="time" office:time-value="PT00H22M25.3S" calcext:value-type="time">
            <text:p>22:25.3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Justin Pow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lliams</text:p>
          </table:table-cell>
          <table:table-cell office:value-type="time" office:time-value="PT00H23M32.4S" calcext:value-type="time">
            <text:p>23:32.4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Jeffery John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lliams</text:p>
          </table:table-cell>
          <table:table-cell office:value-type="time" office:time-value="PT00H25M15.7S" calcext:value-type="time">
            <text:p>25:15.7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James Powe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lliams</text:p>
          </table:table-cell>
          <table:table-cell office:value-type="time" office:time-value="PT00H25M59.5S" calcext:value-type="time">
            <text:p>25:59.50</text:p>
          </table:table-cell>
        </table:table-row>
      </table:table>
      <table:named-expressions/>
      <table:database-ranges>
        <table:database-range table:name="__Anonymous_Sheet_DB__1" table:target-range-address="Sheet2.A1:Sheet2.E43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7T17:16:46.095052774</dc:date>
    <meta:editing-duration>PT2H4M23S</meta:editing-duration>
    <meta:editing-cycles>2</meta:editing-cycles>
    <meta:generator>LibreOffice/7.3.7.2$Linux_X86_64 LibreOffice_project/30$Build-2</meta:generator>
    <meta:document-statistic meta:table-count="2" meta:cell-count="4306" meta:object-count="0"/>
  </office:meta>
</office:document-meta>
</file>